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style>
    <style:style style:name="ce35" style:family="table-cell" style:parent-style-name="Default">
      <style:text-properties style:text-underline-style="solid" style:text-underline-width="auto" style:text-underline-color="font-color"/>
    </style:style>
    <style:style style:name="ce70"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map style:condition="cell-content()&gt;[.C2]" style:apply-style-name="Good" style:base-cell-address="Hoja1.E2"/>
      <style:map style:condition="cell-content()&lt;[.C2]" style:apply-style-name="Bad" style:base-cell-address="Hoja1.E2"/>
    </style:style>
    <style:style style:name="ce5" style:family="table-cell" style:parent-style-name="Default">
      <style:table-cell-properties style:text-align-source="fix" style:repeat-content="false"/>
      <style:paragraph-properties fo:text-align="center" fo:margin-left="0mm"/>
      <style:map style:condition="cell-content()&gt;[.C3]" style:apply-style-name="Good" style:base-cell-address="Hoja1.E3"/>
      <style:map style:condition="cell-content()&lt;[.C3]" style:apply-style-name="Bad" style:base-cell-address="Hoja1.E3"/>
    </style:style>
    <style:style style:name="ce6" style:family="table-cell" style:parent-style-name="Default">
      <style:table-cell-properties style:text-align-source="fix" style:repeat-content="false"/>
      <style:paragraph-properties fo:text-align="center" fo:margin-left="0mm"/>
      <style:map style:condition="cell-content()&gt;[.C4]" style:apply-style-name="Good" style:base-cell-address="Hoja1.E4"/>
      <style:map style:condition="cell-content()&lt;[.C4]" style:apply-style-name="Bad" style:base-cell-address="Hoja1.E4"/>
    </style:style>
    <style:style style:name="ce7" style:family="table-cell" style:parent-style-name="Default">
      <style:table-cell-properties style:text-align-source="fix" style:repeat-content="false"/>
      <style:paragraph-properties fo:text-align="center" fo:margin-left="0mm"/>
      <style:map style:condition="cell-content()&gt;[.C5]" style:apply-style-name="Good" style:base-cell-address="Hoja1.E5"/>
      <style:map style:condition="cell-content()&lt;[.C5]" style:apply-style-name="Bad" style:base-cell-address="Hoja1.E5"/>
    </style:style>
    <style:style style:name="ce8" style:family="table-cell" style:parent-style-name="Default">
      <style:table-cell-properties style:text-align-source="fix" style:repeat-content="false"/>
      <style:paragraph-properties fo:text-align="center" fo:margin-left="0mm"/>
      <style:map style:condition="cell-content()&gt;[.C6]" style:apply-style-name="Good" style:base-cell-address="Hoja1.E6"/>
      <style:map style:condition="cell-content()&lt;[.C6]" style:apply-style-name="Bad" style:base-cell-address="Hoja1.E6"/>
    </style:style>
    <style:style style:name="ce9" style:family="table-cell" style:parent-style-name="Default">
      <style:table-cell-properties style:text-align-source="fix" style:repeat-content="false"/>
      <style:paragraph-properties fo:text-align="center" fo:margin-left="0mm"/>
      <style:map style:condition="cell-content()&gt;[.C7]" style:apply-style-name="Good" style:base-cell-address="Hoja1.E7"/>
      <style:map style:condition="cell-content()&lt;[.C7]" style:apply-style-name="Bad" style:base-cell-address="Hoja1.E7"/>
    </style:style>
    <style:style style:name="ce10" style:family="table-cell" style:parent-style-name="Default">
      <style:table-cell-properties style:text-align-source="fix" style:repeat-content="false"/>
      <style:paragraph-properties fo:text-align="center" fo:margin-left="0mm"/>
      <style:map style:condition="cell-content()&gt;[.C8]" style:apply-style-name="Good" style:base-cell-address="Hoja1.E8"/>
      <style:map style:condition="cell-content()&lt;[.C8]" style:apply-style-name="Bad" style:base-cell-address="Hoja1.E8"/>
    </style:style>
    <style:style style:name="ce11" style:family="table-cell" style:parent-style-name="Default">
      <style:table-cell-properties style:text-align-source="fix" style:repeat-content="false"/>
      <style:paragraph-properties fo:text-align="center" fo:margin-left="0mm"/>
      <style:map style:condition="cell-content()&gt;[.C9]" style:apply-style-name="Good" style:base-cell-address="Hoja1.E9"/>
      <style:map style:condition="cell-content()&lt;[.C9]" style:apply-style-name="Bad" style:base-cell-address="Hoja1.E9"/>
    </style:style>
    <style:style style:name="ce12" style:family="table-cell" style:parent-style-name="Default">
      <style:table-cell-properties style:text-align-source="fix" style:repeat-content="false"/>
      <style:paragraph-properties fo:text-align="center" fo:margin-left="0mm"/>
      <style:map style:condition="cell-content()&gt;[.C10]" style:apply-style-name="Good" style:base-cell-address="Hoja1.E10"/>
      <style:map style:condition="cell-content()&lt;[.C10]" style:apply-style-name="Bad" style:base-cell-address="Hoja1.E10"/>
    </style:style>
    <style:style style:name="ce13" style:family="table-cell" style:parent-style-name="Default">
      <style:table-cell-properties style:text-align-source="fix" style:repeat-content="false"/>
      <style:paragraph-properties fo:text-align="center" fo:margin-left="0mm"/>
      <style:map style:condition="cell-content()&gt;[.C11]" style:apply-style-name="Good" style:base-cell-address="Hoja1.E11"/>
      <style:map style:condition="cell-content()&lt;[.C11]" style:apply-style-name="Bad" style:base-cell-address="Hoja1.E11"/>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map style:condition="cell-content()&gt;[.C15]" style:apply-style-name="Good" style:base-cell-address="Hoja1.E15"/>
      <style:map style:condition="cell-content()&lt;[.C15]" style:apply-style-name="Bad" style:base-cell-address="Hoja1.E15"/>
    </style:style>
    <style:style style:name="ce16" style:family="table-cell" style:parent-style-name="Default">
      <style:table-cell-properties style:text-align-source="fix" style:repeat-content="false"/>
      <style:paragraph-properties fo:text-align="center" fo:margin-left="0mm"/>
      <style:map style:condition="cell-content()&gt;[.C16]" style:apply-style-name="Good" style:base-cell-address="Hoja1.E16"/>
      <style:map style:condition="cell-content()&lt;[.C16]" style:apply-style-name="Bad" style:base-cell-address="Hoja1.E16"/>
    </style:style>
    <style:style style:name="ce17" style:family="table-cell" style:parent-style-name="Default">
      <style:table-cell-properties style:text-align-source="fix" style:repeat-content="false"/>
      <style:paragraph-properties fo:text-align="center" fo:margin-left="0mm"/>
      <style:map style:condition="cell-content()&gt;[.C17]" style:apply-style-name="Good" style:base-cell-address="Hoja1.E17"/>
      <style:map style:condition="cell-content()&lt;[.C17]" style:apply-style-name="Bad" style:base-cell-address="Hoja1.E17"/>
    </style:style>
    <style:style style:name="ce18" style:family="table-cell" style:parent-style-name="Default">
      <style:table-cell-properties style:text-align-source="fix" style:repeat-content="false"/>
      <style:paragraph-properties fo:text-align="center" fo:margin-left="0mm"/>
      <style:map style:condition="cell-content()&gt;[.C18]" style:apply-style-name="Good" style:base-cell-address="Hoja1.E18"/>
      <style:map style:condition="cell-content()&lt;[.C18]" style:apply-style-name="Bad" style:base-cell-address="Hoja1.E18"/>
    </style:style>
    <style:style style:name="ce19" style:family="table-cell" style:parent-style-name="Default">
      <style:table-cell-properties style:text-align-source="fix" style:repeat-content="false"/>
      <style:paragraph-properties fo:text-align="center" fo:margin-left="0mm"/>
      <style:map style:condition="cell-content()&gt;[.C19]" style:apply-style-name="Good" style:base-cell-address="Hoja1.E19"/>
      <style:map style:condition="cell-content()&lt;[.C19]" style:apply-style-name="Bad" style:base-cell-address="Hoja1.E19"/>
    </style:style>
    <style:style style:name="ce20" style:family="table-cell" style:parent-style-name="Default">
      <style:table-cell-properties style:text-align-source="fix" style:repeat-content="false"/>
      <style:paragraph-properties fo:text-align="center" fo:margin-left="0mm"/>
      <style:map style:condition="cell-content()&gt;[.C20]" style:apply-style-name="Good" style:base-cell-address="Hoja1.E20"/>
      <style:map style:condition="cell-content()&lt;[.C20]" style:apply-style-name="Bad" style:base-cell-address="Hoja1.E20"/>
    </style:style>
    <style:style style:name="ce21" style:family="table-cell" style:parent-style-name="Default">
      <style:table-cell-properties style:text-align-source="fix" style:repeat-content="false"/>
      <style:paragraph-properties fo:text-align="center" fo:margin-left="0mm"/>
      <style:map style:condition="cell-content()&gt;[.C21]" style:apply-style-name="Good" style:base-cell-address="Hoja1.E21"/>
      <style:map style:condition="cell-content()&lt;[.C21]" style:apply-style-name="Bad" style:base-cell-address="Hoja1.E21"/>
    </style:style>
    <style:style style:name="ce22" style:family="table-cell" style:parent-style-name="Default">
      <style:table-cell-properties style:text-align-source="fix" style:repeat-content="false"/>
      <style:paragraph-properties fo:text-align="center" fo:margin-left="0mm"/>
      <style:map style:condition="cell-content()&gt;[.C22]" style:apply-style-name="Good" style:base-cell-address="Hoja1.E22"/>
      <style:map style:condition="cell-content()&lt;[.C22]" style:apply-style-name="Bad" style:base-cell-address="Hoja1.E22"/>
    </style:style>
    <style:style style:name="ce23" style:family="table-cell" style:parent-style-name="Default">
      <style:table-cell-properties style:text-align-source="fix" style:repeat-content="false"/>
      <style:paragraph-properties fo:text-align="center" fo:margin-left="0mm"/>
      <style:map style:condition="cell-content()&gt;[.C23]" style:apply-style-name="Good" style:base-cell-address="Hoja1.E23"/>
      <style:map style:condition="cell-content()&lt;[.C23]" style:apply-style-name="Bad" style:base-cell-address="Hoja1.E23"/>
    </style:style>
    <style:style style:name="ce5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C24]" style:apply-style-name="Good" style:base-cell-address="Hoja1.E24"/>
      <style:map style:condition="cell-content()&lt;[.C24]" style:apply-style-name="Bad" style:base-cell-address="Hoja1.E24"/>
    </style:style>
    <style:style style:name="ce25" style:family="table-cell" style:parent-style-name="Default">
      <style:table-cell-properties style:text-align-source="fix" style:repeat-content="false"/>
      <style:paragraph-properties fo:text-align="center" fo:margin-left="0mm"/>
      <style:map style:condition="cell-content()&gt;[.C28]" style:apply-style-name="Good" style:base-cell-address="Hoja1.E28"/>
      <style:map style:condition="cell-content()&lt;[.C28]" style:apply-style-name="Bad" style:base-cell-address="Hoja1.E28"/>
    </style:style>
    <style:style style:name="ce26" style:family="table-cell" style:parent-style-name="Default">
      <style:table-cell-properties style:text-align-source="fix" style:repeat-content="false"/>
      <style:paragraph-properties fo:text-align="center" fo:margin-left="0mm"/>
      <style:map style:condition="cell-content()&gt;[.C29]" style:apply-style-name="Good" style:base-cell-address="Hoja1.E29"/>
      <style:map style:condition="cell-content()&lt;[.C29]" style:apply-style-name="Bad" style:base-cell-address="Hoja1.E29"/>
    </style:style>
    <style:style style:name="ce27" style:family="table-cell" style:parent-style-name="Default">
      <style:table-cell-properties style:text-align-source="fix" style:repeat-content="false"/>
      <style:paragraph-properties fo:text-align="center" fo:margin-left="0mm"/>
      <style:map style:condition="cell-content()&gt;[.C30]" style:apply-style-name="Good" style:base-cell-address="Hoja1.E30"/>
      <style:map style:condition="cell-content()&lt;[.C30]" style:apply-style-name="Bad" style:base-cell-address="Hoja1.E30"/>
    </style:style>
    <style:style style:name="ce28" style:family="table-cell" style:parent-style-name="Default">
      <style:table-cell-properties style:text-align-source="fix" style:repeat-content="false"/>
      <style:paragraph-properties fo:text-align="center" fo:margin-left="0mm"/>
      <style:map style:condition="cell-content()&gt;[.C31]" style:apply-style-name="Good" style:base-cell-address="Hoja1.E31"/>
      <style:map style:condition="cell-content()&lt;[.C31]" style:apply-style-name="Bad" style:base-cell-address="Hoja1.E31"/>
    </style:style>
    <style:style style:name="ce29" style:family="table-cell" style:parent-style-name="Default">
      <style:table-cell-properties style:text-align-source="fix" style:repeat-content="false"/>
      <style:paragraph-properties fo:text-align="center" fo:margin-left="0mm"/>
      <style:map style:condition="cell-content()&gt;[.C32]" style:apply-style-name="Good" style:base-cell-address="Hoja1.E32"/>
      <style:map style:condition="cell-content()&lt;[.C32]" style:apply-style-name="Bad" style:base-cell-address="Hoja1.E32"/>
    </style:style>
    <style:style style:name="ce30" style:family="table-cell" style:parent-style-name="Default">
      <style:table-cell-properties style:text-align-source="fix" style:repeat-content="false"/>
      <style:paragraph-properties fo:text-align="center" fo:margin-left="0mm"/>
      <style:map style:condition="cell-content()&gt;[.C33]" style:apply-style-name="Good" style:base-cell-address="Hoja1.E33"/>
      <style:map style:condition="cell-content()&lt;[.C33]" style:apply-style-name="Bad" style:base-cell-address="Hoja1.E33"/>
    </style:style>
    <style:style style:name="ce31" style:family="table-cell" style:parent-style-name="Default">
      <style:table-cell-properties style:text-align-source="fix" style:repeat-content="false"/>
      <style:paragraph-properties fo:text-align="center" fo:margin-left="0mm"/>
      <style:map style:condition="cell-content()&gt;[.C34]" style:apply-style-name="Good" style:base-cell-address="Hoja1.E34"/>
      <style:map style:condition="cell-content()&lt;[.C34]" style:apply-style-name="Bad" style:base-cell-address="Hoja1.E34"/>
    </style:style>
    <style:style style:name="ce32" style:family="table-cell" style:parent-style-name="Default">
      <style:table-cell-properties style:text-align-source="fix" style:repeat-content="false"/>
      <style:paragraph-properties fo:text-align="center" fo:margin-left="0mm"/>
      <style:map style:condition="cell-content()&gt;[.C35]" style:apply-style-name="Good" style:base-cell-address="Hoja1.E35"/>
      <style:map style:condition="cell-content()&lt;[.C35]" style:apply-style-name="Bad" style:base-cell-address="Hoja1.E35"/>
    </style:style>
    <style:style style:name="ce33" style:family="table-cell" style:parent-style-name="Default">
      <style:table-cell-properties style:text-align-source="fix" style:repeat-content="false"/>
      <style:paragraph-properties fo:text-align="center" fo:margin-left="0mm"/>
      <style:map style:condition="cell-content()&gt;[.C36]" style:apply-style-name="Good" style:base-cell-address="Hoja1.E36"/>
      <style:map style:condition="cell-content()&lt;[.C36]" style:apply-style-name="Bad" style:base-cell-address="Hoja1.E36"/>
    </style:style>
    <style:style style:name="ce34" style:family="table-cell" style:parent-style-name="Default">
      <style:table-cell-properties style:text-align-source="fix" style:repeat-content="false"/>
      <style:paragraph-properties fo:text-align="center" fo:margin-left="0mm"/>
      <style:map style:condition="cell-content()&gt;[.C37]" style:apply-style-name="Good" style:base-cell-address="Hoja1.E37"/>
      <style:map style:condition="cell-content()&lt;[.C37]" style:apply-style-name="Bad" style:base-cell-address="Hoja1.E37"/>
    </style:style>
    <style:style style:name="ce71" style:family="table-cell" style:parent-style-name="Default">
      <style:table-cell-properties style:text-align-source="fix" style:repeat-content="false"/>
      <style:paragraph-properties fo:text-align="center" fo:margin-left="0mm"/>
      <style:map style:condition="cell-content()&gt;[.E2]" style:apply-style-name="Good" style:base-cell-address="Hoja1.G2"/>
      <style:map style:condition="cell-content()&lt;[.E2]" style:apply-style-name="Bad" style:base-cell-address="Hoja1.G2"/>
    </style:style>
    <style:style style:name="ce72" style:family="table-cell" style:parent-style-name="Default">
      <style:table-cell-properties style:text-align-source="fix" style:repeat-content="false"/>
      <style:paragraph-properties fo:text-align="center" fo:margin-left="0mm"/>
      <style:map style:condition="cell-content()&gt;[.E3]" style:apply-style-name="Good" style:base-cell-address="Hoja1.G3"/>
      <style:map style:condition="cell-content()&lt;[.E3]" style:apply-style-name="Bad" style:base-cell-address="Hoja1.G3"/>
    </style:style>
    <style:style style:name="ce73" style:family="table-cell" style:parent-style-name="Default">
      <style:table-cell-properties style:text-align-source="fix" style:repeat-content="false"/>
      <style:paragraph-properties fo:text-align="center" fo:margin-left="0mm"/>
      <style:map style:condition="cell-content()&gt;[.E4]" style:apply-style-name="Good" style:base-cell-address="Hoja1.G4"/>
      <style:map style:condition="cell-content()&lt;[.E4]" style:apply-style-name="Bad" style:base-cell-address="Hoja1.G4"/>
    </style:style>
    <style:style style:name="ce74" style:family="table-cell" style:parent-style-name="Default">
      <style:table-cell-properties style:text-align-source="fix" style:repeat-content="false"/>
      <style:paragraph-properties fo:text-align="center" fo:margin-left="0mm"/>
      <style:map style:condition="cell-content()&gt;[.E5]" style:apply-style-name="Good" style:base-cell-address="Hoja1.G5"/>
      <style:map style:condition="cell-content()&lt;[.E5]" style:apply-style-name="Bad" style:base-cell-address="Hoja1.G5"/>
    </style:style>
    <style:style style:name="ce75" style:family="table-cell" style:parent-style-name="Default">
      <style:table-cell-properties style:text-align-source="fix" style:repeat-content="false"/>
      <style:paragraph-properties fo:text-align="center" fo:margin-left="0mm"/>
      <style:map style:condition="cell-content()&gt;[.E6]" style:apply-style-name="Good" style:base-cell-address="Hoja1.G6"/>
      <style:map style:condition="cell-content()&lt;[.E6]" style:apply-style-name="Bad" style:base-cell-address="Hoja1.G6"/>
    </style:style>
    <style:style style:name="ce76" style:family="table-cell" style:parent-style-name="Default">
      <style:table-cell-properties style:text-align-source="fix" style:repeat-content="false"/>
      <style:paragraph-properties fo:text-align="center" fo:margin-left="0mm"/>
      <style:map style:condition="cell-content()&gt;[.E7]" style:apply-style-name="Good" style:base-cell-address="Hoja1.G7"/>
      <style:map style:condition="cell-content()&lt;[.E7]" style:apply-style-name="Bad" style:base-cell-address="Hoja1.G7"/>
    </style:style>
    <style:style style:name="ce77" style:family="table-cell" style:parent-style-name="Default">
      <style:table-cell-properties style:text-align-source="fix" style:repeat-content="false"/>
      <style:paragraph-properties fo:text-align="center" fo:margin-left="0mm"/>
      <style:map style:condition="cell-content()&gt;[.E8]" style:apply-style-name="Good" style:base-cell-address="Hoja1.G8"/>
      <style:map style:condition="cell-content()&lt;[.E8]" style:apply-style-name="Bad" style:base-cell-address="Hoja1.G8"/>
    </style:style>
    <style:style style:name="ce78" style:family="table-cell" style:parent-style-name="Default">
      <style:table-cell-properties style:text-align-source="fix" style:repeat-content="false"/>
      <style:paragraph-properties fo:text-align="center" fo:margin-left="0mm"/>
      <style:map style:condition="cell-content()&gt;[.E9]" style:apply-style-name="Good" style:base-cell-address="Hoja1.G9"/>
      <style:map style:condition="cell-content()&lt;[.E9]" style:apply-style-name="Bad" style:base-cell-address="Hoja1.G9"/>
    </style:style>
    <style:style style:name="ce79" style:family="table-cell" style:parent-style-name="Default">
      <style:table-cell-properties style:text-align-source="fix" style:repeat-content="false"/>
      <style:paragraph-properties fo:text-align="center" fo:margin-left="0mm"/>
      <style:map style:condition="cell-content()&gt;[.E10]" style:apply-style-name="Good" style:base-cell-address="Hoja1.G10"/>
      <style:map style:condition="cell-content()&lt;[.E10]" style:apply-style-name="Bad" style:base-cell-address="Hoja1.G10"/>
    </style:style>
    <style:style style:name="ce80" style:family="table-cell" style:parent-style-name="Default">
      <style:table-cell-properties style:text-align-source="fix" style:repeat-content="false"/>
      <style:paragraph-properties fo:text-align="center" fo:margin-left="0mm"/>
      <style:map style:condition="cell-content()&gt;[.E11]" style:apply-style-name="Good" style:base-cell-address="Hoja1.G11"/>
      <style:map style:condition="cell-content()&lt;[.E11]" style:apply-style-name="Bad" style:base-cell-address="Hoja1.G11"/>
    </style:style>
    <style:style style:name="ce81" style:family="table-cell" style:parent-style-name="Default">
      <style:table-cell-properties style:text-align-source="fix" style:repeat-content="false"/>
      <style:paragraph-properties fo:text-align="center" fo:margin-left="0mm"/>
      <style:map style:condition="cell-content()&gt;[.E15]" style:apply-style-name="Good" style:base-cell-address="Hoja1.G15"/>
      <style:map style:condition="cell-content()&lt;[.E15]" style:apply-style-name="Bad" style:base-cell-address="Hoja1.G15"/>
    </style:style>
    <style:style style:name="ce82" style:family="table-cell" style:parent-style-name="Default">
      <style:table-cell-properties style:text-align-source="fix" style:repeat-content="false"/>
      <style:paragraph-properties fo:text-align="center" fo:margin-left="0mm"/>
      <style:map style:condition="cell-content()&gt;[.E16]" style:apply-style-name="Good" style:base-cell-address="Hoja1.G16"/>
      <style:map style:condition="cell-content()&lt;[.E16]" style:apply-style-name="Bad" style:base-cell-address="Hoja1.G16"/>
    </style:style>
    <style:style style:name="ce83" style:family="table-cell" style:parent-style-name="Default">
      <style:table-cell-properties style:text-align-source="fix" style:repeat-content="false"/>
      <style:paragraph-properties fo:text-align="center" fo:margin-left="0mm"/>
      <style:map style:condition="cell-content()&gt;[.E17]" style:apply-style-name="Good" style:base-cell-address="Hoja1.G17"/>
      <style:map style:condition="cell-content()&lt;[.E17]" style:apply-style-name="Bad" style:base-cell-address="Hoja1.G17"/>
    </style:style>
    <style:style style:name="ce84" style:family="table-cell" style:parent-style-name="Default">
      <style:table-cell-properties style:text-align-source="fix" style:repeat-content="false"/>
      <style:paragraph-properties fo:text-align="center" fo:margin-left="0mm"/>
      <style:map style:condition="cell-content()&gt;[.E18]" style:apply-style-name="Good" style:base-cell-address="Hoja1.G18"/>
      <style:map style:condition="cell-content()&lt;[.E18]" style:apply-style-name="Bad" style:base-cell-address="Hoja1.G18"/>
    </style:style>
    <style:style style:name="ce85" style:family="table-cell" style:parent-style-name="Default">
      <style:table-cell-properties style:text-align-source="fix" style:repeat-content="false"/>
      <style:paragraph-properties fo:text-align="center" fo:margin-left="0mm"/>
      <style:map style:condition="cell-content()&gt;[.E19]" style:apply-style-name="Good" style:base-cell-address="Hoja1.G19"/>
      <style:map style:condition="cell-content()&lt;[.E19]" style:apply-style-name="Bad" style:base-cell-address="Hoja1.G19"/>
    </style:style>
    <style:style style:name="ce86" style:family="table-cell" style:parent-style-name="Default">
      <style:table-cell-properties style:text-align-source="fix" style:repeat-content="false"/>
      <style:paragraph-properties fo:text-align="center" fo:margin-left="0mm"/>
      <style:map style:condition="cell-content()&gt;[.E20]" style:apply-style-name="Good" style:base-cell-address="Hoja1.G20"/>
      <style:map style:condition="cell-content()&lt;[.E20]" style:apply-style-name="Bad" style:base-cell-address="Hoja1.G20"/>
    </style:style>
    <style:style style:name="ce87" style:family="table-cell" style:parent-style-name="Default">
      <style:table-cell-properties style:text-align-source="fix" style:repeat-content="false"/>
      <style:paragraph-properties fo:text-align="center" fo:margin-left="0mm"/>
      <style:map style:condition="cell-content()&gt;[.E21]" style:apply-style-name="Good" style:base-cell-address="Hoja1.G21"/>
      <style:map style:condition="cell-content()&lt;[.E21]" style:apply-style-name="Bad" style:base-cell-address="Hoja1.G21"/>
    </style:style>
    <style:style style:name="ce88" style:family="table-cell" style:parent-style-name="Default">
      <style:table-cell-properties style:text-align-source="fix" style:repeat-content="false"/>
      <style:paragraph-properties fo:text-align="center" fo:margin-left="0mm"/>
      <style:map style:condition="cell-content()&gt;[.E22]" style:apply-style-name="Good" style:base-cell-address="Hoja1.G22"/>
      <style:map style:condition="cell-content()&lt;[.E22]" style:apply-style-name="Bad" style:base-cell-address="Hoja1.G22"/>
    </style:style>
    <style:style style:name="ce89" style:family="table-cell" style:parent-style-name="Default">
      <style:table-cell-properties style:text-align-source="fix" style:repeat-content="false"/>
      <style:paragraph-properties fo:text-align="center" fo:margin-left="0mm"/>
      <style:map style:condition="cell-content()&gt;[.E23]" style:apply-style-name="Good" style:base-cell-address="Hoja1.G23"/>
      <style:map style:condition="cell-content()&lt;[.E23]" style:apply-style-name="Bad" style:base-cell-address="Hoja1.G23"/>
    </style:style>
    <style:style style:name="ce90" style:family="table-cell" style:parent-style-name="Default">
      <style:table-cell-properties style:text-align-source="fix" style:repeat-content="false"/>
      <style:paragraph-properties fo:text-align="center" fo:margin-left="0mm"/>
      <style:map style:condition="cell-content()&gt;[.E24]" style:apply-style-name="Good" style:base-cell-address="Hoja1.G24"/>
      <style:map style:condition="cell-content()&lt;[.E24]" style:apply-style-name="Bad" style:base-cell-address="Hoja1.G24"/>
    </style:style>
    <style:style style:name="ce91" style:family="table-cell" style:parent-style-name="Default">
      <style:table-cell-properties style:text-align-source="fix" style:repeat-content="false"/>
      <style:paragraph-properties fo:text-align="center" fo:margin-left="0mm"/>
      <style:map style:condition="cell-content()&gt;[.E28]" style:apply-style-name="Good" style:base-cell-address="Hoja1.G28"/>
      <style:map style:condition="cell-content()&lt;[.E28]" style:apply-style-name="Bad" style:base-cell-address="Hoja1.G28"/>
    </style:style>
    <style:style style:name="ce92" style:family="table-cell" style:parent-style-name="Default">
      <style:table-cell-properties style:text-align-source="fix" style:repeat-content="false"/>
      <style:paragraph-properties fo:text-align="center" fo:margin-left="0mm"/>
      <style:map style:condition="cell-content()&gt;[.E29]" style:apply-style-name="Good" style:base-cell-address="Hoja1.G29"/>
      <style:map style:condition="cell-content()&lt;[.E29]" style:apply-style-name="Bad" style:base-cell-address="Hoja1.G29"/>
    </style:style>
    <style:style style:name="ce93" style:family="table-cell" style:parent-style-name="Default">
      <style:table-cell-properties style:text-align-source="fix" style:repeat-content="false"/>
      <style:paragraph-properties fo:text-align="center" fo:margin-left="0mm"/>
      <style:map style:condition="cell-content()&gt;[.E30]" style:apply-style-name="Good" style:base-cell-address="Hoja1.G30"/>
      <style:map style:condition="cell-content()&lt;[.E30]" style:apply-style-name="Bad" style:base-cell-address="Hoja1.G30"/>
    </style:style>
    <style:style style:name="ce94" style:family="table-cell" style:parent-style-name="Default">
      <style:table-cell-properties style:text-align-source="fix" style:repeat-content="false"/>
      <style:paragraph-properties fo:text-align="center" fo:margin-left="0mm"/>
      <style:map style:condition="cell-content()&gt;[.E31]" style:apply-style-name="Good" style:base-cell-address="Hoja1.G31"/>
      <style:map style:condition="cell-content()&lt;[.E31]" style:apply-style-name="Bad" style:base-cell-address="Hoja1.G31"/>
    </style:style>
    <style:style style:name="ce95" style:family="table-cell" style:parent-style-name="Default">
      <style:table-cell-properties style:text-align-source="fix" style:repeat-content="false"/>
      <style:paragraph-properties fo:text-align="center" fo:margin-left="0mm"/>
      <style:map style:condition="cell-content()&gt;[.E32]" style:apply-style-name="Good" style:base-cell-address="Hoja1.G32"/>
      <style:map style:condition="cell-content()&lt;[.E32]" style:apply-style-name="Bad" style:base-cell-address="Hoja1.G32"/>
    </style:style>
    <style:style style:name="ce96" style:family="table-cell" style:parent-style-name="Default">
      <style:table-cell-properties style:text-align-source="fix" style:repeat-content="false"/>
      <style:paragraph-properties fo:text-align="center" fo:margin-left="0mm"/>
      <style:map style:condition="cell-content()&gt;[.E33]" style:apply-style-name="Good" style:base-cell-address="Hoja1.G33"/>
      <style:map style:condition="cell-content()&lt;[.E33]" style:apply-style-name="Bad" style:base-cell-address="Hoja1.G33"/>
    </style:style>
    <style:style style:name="ce97" style:family="table-cell" style:parent-style-name="Default">
      <style:table-cell-properties style:text-align-source="fix" style:repeat-content="false"/>
      <style:paragraph-properties fo:text-align="center" fo:margin-left="0mm"/>
      <style:map style:condition="cell-content()&gt;[.E34]" style:apply-style-name="Good" style:base-cell-address="Hoja1.G34"/>
      <style:map style:condition="cell-content()&lt;[.E34]" style:apply-style-name="Bad" style:base-cell-address="Hoja1.G34"/>
    </style:style>
    <style:style style:name="ce98" style:family="table-cell" style:parent-style-name="Default">
      <style:table-cell-properties style:text-align-source="fix" style:repeat-content="false"/>
      <style:paragraph-properties fo:text-align="center" fo:margin-left="0mm"/>
      <style:map style:condition="cell-content()&gt;[.E35]" style:apply-style-name="Good" style:base-cell-address="Hoja1.G35"/>
      <style:map style:condition="cell-content()&lt;[.E35]" style:apply-style-name="Bad" style:base-cell-address="Hoja1.G35"/>
    </style:style>
    <style:style style:name="ce99" style:family="table-cell" style:parent-style-name="Default">
      <style:table-cell-properties style:text-align-source="fix" style:repeat-content="false"/>
      <style:paragraph-properties fo:text-align="center" fo:margin-left="0mm"/>
      <style:map style:condition="cell-content()&gt;[.E36]" style:apply-style-name="Good" style:base-cell-address="Hoja1.G36"/>
      <style:map style:condition="cell-content()&lt;[.E36]" style:apply-style-name="Bad" style:base-cell-address="Hoja1.G36"/>
    </style:style>
    <style:style style:name="ce100" style:family="table-cell" style:parent-style-name="Default">
      <style:table-cell-properties style:text-align-source="fix" style:repeat-content="false"/>
      <style:paragraph-properties fo:text-align="center" fo:margin-left="0mm"/>
      <style:map style:condition="cell-content()&gt;[.E37]" style:apply-style-name="Good" style:base-cell-address="Hoja1.G37"/>
      <style:map style:condition="cell-content()&lt;[.E37]" style:apply-style-name="Bad" style:base-cell-address="Hoja1.G37"/>
    </style:style>
    <style:style style:name="ce131" style:family="table-cell" style:parent-style-name="Default">
      <style:table-cell-properties style:text-align-source="fix" style:repeat-content="false"/>
      <style:paragraph-properties fo:text-align="center" fo:margin-left="0mm"/>
      <style:map style:condition="cell-content()&gt;[.G2]" style:apply-style-name="Good" style:base-cell-address="Hoja1.I2"/>
      <style:map style:condition="cell-content()&lt;[.G2]" style:apply-style-name="Bad" style:base-cell-address="Hoja1.I2"/>
    </style:style>
    <style:style style:name="ce132" style:family="table-cell" style:parent-style-name="Default">
      <style:table-cell-properties style:text-align-source="fix" style:repeat-content="false"/>
      <style:paragraph-properties fo:text-align="center" fo:margin-left="0mm"/>
      <style:map style:condition="cell-content()&gt;[.G3]" style:apply-style-name="Good" style:base-cell-address="Hoja1.I3"/>
      <style:map style:condition="cell-content()&lt;[.G3]" style:apply-style-name="Bad" style:base-cell-address="Hoja1.I3"/>
    </style:style>
    <style:style style:name="ce133" style:family="table-cell" style:parent-style-name="Default">
      <style:table-cell-properties style:text-align-source="fix" style:repeat-content="false"/>
      <style:paragraph-properties fo:text-align="center" fo:margin-left="0mm"/>
      <style:map style:condition="cell-content()&gt;[.G4]" style:apply-style-name="Good" style:base-cell-address="Hoja1.I4"/>
      <style:map style:condition="cell-content()&lt;[.G4]" style:apply-style-name="Bad" style:base-cell-address="Hoja1.I4"/>
    </style:style>
    <style:style style:name="ce134" style:family="table-cell" style:parent-style-name="Default">
      <style:table-cell-properties style:text-align-source="fix" style:repeat-content="false"/>
      <style:paragraph-properties fo:text-align="center" fo:margin-left="0mm"/>
      <style:map style:condition="cell-content()&gt;[.G5]" style:apply-style-name="Good" style:base-cell-address="Hoja1.I5"/>
      <style:map style:condition="cell-content()&lt;[.G5]" style:apply-style-name="Bad" style:base-cell-address="Hoja1.I5"/>
    </style:style>
    <style:style style:name="ce135" style:family="table-cell" style:parent-style-name="Default">
      <style:table-cell-properties style:text-align-source="fix" style:repeat-content="false"/>
      <style:paragraph-properties fo:text-align="center" fo:margin-left="0mm"/>
      <style:map style:condition="cell-content()&gt;[.G6]" style:apply-style-name="Good" style:base-cell-address="Hoja1.I6"/>
      <style:map style:condition="cell-content()&lt;[.G6]" style:apply-style-name="Bad" style:base-cell-address="Hoja1.I6"/>
    </style:style>
    <style:style style:name="ce136" style:family="table-cell" style:parent-style-name="Default">
      <style:table-cell-properties style:text-align-source="fix" style:repeat-content="false"/>
      <style:paragraph-properties fo:text-align="center" fo:margin-left="0mm"/>
      <style:map style:condition="cell-content()&gt;[.G7]" style:apply-style-name="Good" style:base-cell-address="Hoja1.I7"/>
      <style:map style:condition="cell-content()&lt;[.G7]" style:apply-style-name="Bad" style:base-cell-address="Hoja1.I7"/>
    </style:style>
    <style:style style:name="ce137" style:family="table-cell" style:parent-style-name="Default">
      <style:table-cell-properties style:text-align-source="fix" style:repeat-content="false"/>
      <style:paragraph-properties fo:text-align="center" fo:margin-left="0mm"/>
      <style:map style:condition="cell-content()&gt;[.G8]" style:apply-style-name="Good" style:base-cell-address="Hoja1.I8"/>
      <style:map style:condition="cell-content()&lt;[.G8]" style:apply-style-name="Bad" style:base-cell-address="Hoja1.I8"/>
    </style:style>
    <style:style style:name="ce138" style:family="table-cell" style:parent-style-name="Default">
      <style:table-cell-properties style:text-align-source="fix" style:repeat-content="false"/>
      <style:paragraph-properties fo:text-align="center" fo:margin-left="0mm"/>
      <style:map style:condition="cell-content()&gt;[.G9]" style:apply-style-name="Good" style:base-cell-address="Hoja1.I9"/>
      <style:map style:condition="cell-content()&lt;[.G9]" style:apply-style-name="Bad" style:base-cell-address="Hoja1.I9"/>
    </style:style>
    <style:style style:name="ce139" style:family="table-cell" style:parent-style-name="Default">
      <style:table-cell-properties style:text-align-source="fix" style:repeat-content="false"/>
      <style:paragraph-properties fo:text-align="center" fo:margin-left="0mm"/>
      <style:map style:condition="cell-content()&gt;[.G10]" style:apply-style-name="Good" style:base-cell-address="Hoja1.I10"/>
      <style:map style:condition="cell-content()&lt;[.G10]" style:apply-style-name="Bad" style:base-cell-address="Hoja1.I10"/>
    </style:style>
    <style:style style:name="ce140" style:family="table-cell" style:parent-style-name="Default">
      <style:table-cell-properties style:text-align-source="fix" style:repeat-content="false"/>
      <style:paragraph-properties fo:text-align="center" fo:margin-left="0mm"/>
      <style:map style:condition="cell-content()&gt;[.G11]" style:apply-style-name="Good" style:base-cell-address="Hoja1.I11"/>
      <style:map style:condition="cell-content()&lt;[.G11]" style:apply-style-name="Bad" style:base-cell-address="Hoja1.I11"/>
    </style:style>
    <style:style style:name="ce141" style:family="table-cell" style:parent-style-name="Default">
      <style:table-cell-properties style:text-align-source="fix" style:repeat-content="false"/>
      <style:paragraph-properties fo:text-align="center" fo:margin-left="0mm"/>
      <style:map style:condition="cell-content()&gt;[.G15]" style:apply-style-name="Good" style:base-cell-address="Hoja1.I15"/>
      <style:map style:condition="cell-content()&lt;[.G15]" style:apply-style-name="Bad" style:base-cell-address="Hoja1.I15"/>
    </style:style>
    <style:style style:name="ce142" style:family="table-cell" style:parent-style-name="Default">
      <style:table-cell-properties style:text-align-source="fix" style:repeat-content="false"/>
      <style:paragraph-properties fo:text-align="center" fo:margin-left="0mm"/>
      <style:map style:condition="cell-content()&gt;[.G16]" style:apply-style-name="Good" style:base-cell-address="Hoja1.I16"/>
      <style:map style:condition="cell-content()&lt;[.G16]" style:apply-style-name="Bad" style:base-cell-address="Hoja1.I16"/>
    </style:style>
    <style:style style:name="ce143" style:family="table-cell" style:parent-style-name="Default">
      <style:table-cell-properties style:text-align-source="fix" style:repeat-content="false"/>
      <style:paragraph-properties fo:text-align="center" fo:margin-left="0mm"/>
      <style:map style:condition="cell-content()&gt;[.G17]" style:apply-style-name="Good" style:base-cell-address="Hoja1.I17"/>
      <style:map style:condition="cell-content()&lt;[.G17]" style:apply-style-name="Bad" style:base-cell-address="Hoja1.I17"/>
    </style:style>
    <style:style style:name="ce144" style:family="table-cell" style:parent-style-name="Default">
      <style:table-cell-properties style:text-align-source="fix" style:repeat-content="false"/>
      <style:paragraph-properties fo:text-align="center" fo:margin-left="0mm"/>
      <style:map style:condition="cell-content()&gt;[.G18]" style:apply-style-name="Good" style:base-cell-address="Hoja1.I18"/>
      <style:map style:condition="cell-content()&lt;[.G18]" style:apply-style-name="Bad" style:base-cell-address="Hoja1.I18"/>
    </style:style>
    <style:style style:name="ce145" style:family="table-cell" style:parent-style-name="Default">
      <style:table-cell-properties style:text-align-source="fix" style:repeat-content="false"/>
      <style:paragraph-properties fo:text-align="center" fo:margin-left="0mm"/>
      <style:map style:condition="cell-content()&gt;[.G19]" style:apply-style-name="Good" style:base-cell-address="Hoja1.I19"/>
      <style:map style:condition="cell-content()&lt;[.G19]" style:apply-style-name="Bad" style:base-cell-address="Hoja1.I19"/>
    </style:style>
    <style:style style:name="ce146" style:family="table-cell" style:parent-style-name="Default">
      <style:table-cell-properties style:text-align-source="fix" style:repeat-content="false"/>
      <style:paragraph-properties fo:text-align="center" fo:margin-left="0mm"/>
      <style:map style:condition="cell-content()&gt;[.G20]" style:apply-style-name="Good" style:base-cell-address="Hoja1.I20"/>
      <style:map style:condition="cell-content()&lt;[.G20]" style:apply-style-name="Bad" style:base-cell-address="Hoja1.I20"/>
    </style:style>
    <style:style style:name="ce147" style:family="table-cell" style:parent-style-name="Default">
      <style:table-cell-properties style:text-align-source="fix" style:repeat-content="false"/>
      <style:paragraph-properties fo:text-align="center" fo:margin-left="0mm"/>
      <style:map style:condition="cell-content()&gt;[.G21]" style:apply-style-name="Good" style:base-cell-address="Hoja1.I21"/>
      <style:map style:condition="cell-content()&lt;[.G21]" style:apply-style-name="Bad" style:base-cell-address="Hoja1.I21"/>
    </style:style>
    <style:style style:name="ce148" style:family="table-cell" style:parent-style-name="Default">
      <style:table-cell-properties style:text-align-source="fix" style:repeat-content="false"/>
      <style:paragraph-properties fo:text-align="center" fo:margin-left="0mm"/>
      <style:map style:condition="cell-content()&gt;[.G22]" style:apply-style-name="Good" style:base-cell-address="Hoja1.I22"/>
      <style:map style:condition="cell-content()&lt;[.G22]" style:apply-style-name="Bad" style:base-cell-address="Hoja1.I22"/>
    </style:style>
    <style:style style:name="ce149" style:family="table-cell" style:parent-style-name="Default">
      <style:table-cell-properties style:text-align-source="fix" style:repeat-content="false"/>
      <style:paragraph-properties fo:text-align="center" fo:margin-left="0mm"/>
      <style:map style:condition="cell-content()&gt;[.G23]" style:apply-style-name="Good" style:base-cell-address="Hoja1.I23"/>
      <style:map style:condition="cell-content()&lt;[.G23]" style:apply-style-name="Bad" style:base-cell-address="Hoja1.I23"/>
    </style:style>
    <style:style style:name="ce150" style:family="table-cell" style:parent-style-name="Default">
      <style:table-cell-properties style:text-align-source="fix" style:repeat-content="false"/>
      <style:paragraph-properties fo:text-align="center" fo:margin-left="0mm"/>
      <style:map style:condition="cell-content()&gt;[.G24]" style:apply-style-name="Good" style:base-cell-address="Hoja1.I24"/>
      <style:map style:condition="cell-content()&lt;[.G24]" style:apply-style-name="Bad" style:base-cell-address="Hoja1.I24"/>
    </style:style>
    <style:style style:name="ce151" style:family="table-cell" style:parent-style-name="Default">
      <style:table-cell-properties style:text-align-source="fix" style:repeat-content="false"/>
      <style:paragraph-properties fo:text-align="center" fo:margin-left="0mm"/>
      <style:map style:condition="cell-content()&gt;[.G28]" style:apply-style-name="Good" style:base-cell-address="Hoja1.I28"/>
      <style:map style:condition="cell-content()&lt;[.G28]" style:apply-style-name="Bad" style:base-cell-address="Hoja1.I28"/>
    </style:style>
    <style:style style:name="ce152" style:family="table-cell" style:parent-style-name="Default">
      <style:table-cell-properties style:text-align-source="fix" style:repeat-content="false"/>
      <style:paragraph-properties fo:text-align="center" fo:margin-left="0mm"/>
      <style:map style:condition="cell-content()&gt;[.G29]" style:apply-style-name="Good" style:base-cell-address="Hoja1.I29"/>
      <style:map style:condition="cell-content()&lt;[.G29]" style:apply-style-name="Bad" style:base-cell-address="Hoja1.I29"/>
    </style:style>
    <style:style style:name="ce153" style:family="table-cell" style:parent-style-name="Default">
      <style:table-cell-properties style:text-align-source="fix" style:repeat-content="false"/>
      <style:paragraph-properties fo:text-align="center" fo:margin-left="0mm"/>
      <style:map style:condition="cell-content()&gt;[.G30]" style:apply-style-name="Good" style:base-cell-address="Hoja1.I30"/>
      <style:map style:condition="cell-content()&lt;[.G30]" style:apply-style-name="Bad" style:base-cell-address="Hoja1.I30"/>
    </style:style>
    <style:style style:name="ce154" style:family="table-cell" style:parent-style-name="Default">
      <style:table-cell-properties style:text-align-source="fix" style:repeat-content="false"/>
      <style:paragraph-properties fo:text-align="center" fo:margin-left="0mm"/>
      <style:map style:condition="cell-content()&gt;[.G31]" style:apply-style-name="Good" style:base-cell-address="Hoja1.I31"/>
      <style:map style:condition="cell-content()&lt;[.G31]" style:apply-style-name="Bad" style:base-cell-address="Hoja1.I31"/>
    </style:style>
    <style:style style:name="ce155" style:family="table-cell" style:parent-style-name="Default">
      <style:table-cell-properties style:text-align-source="fix" style:repeat-content="false"/>
      <style:paragraph-properties fo:text-align="center" fo:margin-left="0mm"/>
      <style:map style:condition="cell-content()&gt;[.G32]" style:apply-style-name="Good" style:base-cell-address="Hoja1.I32"/>
      <style:map style:condition="cell-content()&lt;[.G32]" style:apply-style-name="Bad" style:base-cell-address="Hoja1.I32"/>
    </style:style>
    <style:style style:name="ce156" style:family="table-cell" style:parent-style-name="Default">
      <style:table-cell-properties style:text-align-source="fix" style:repeat-content="false"/>
      <style:paragraph-properties fo:text-align="center" fo:margin-left="0mm"/>
      <style:map style:condition="cell-content()&gt;[.G33]" style:apply-style-name="Good" style:base-cell-address="Hoja1.I33"/>
      <style:map style:condition="cell-content()&lt;[.G33]" style:apply-style-name="Bad" style:base-cell-address="Hoja1.I33"/>
    </style:style>
    <style:style style:name="ce157" style:family="table-cell" style:parent-style-name="Default">
      <style:table-cell-properties style:text-align-source="fix" style:repeat-content="false"/>
      <style:paragraph-properties fo:text-align="center" fo:margin-left="0mm"/>
      <style:map style:condition="cell-content()&gt;[.G34]" style:apply-style-name="Good" style:base-cell-address="Hoja1.I34"/>
      <style:map style:condition="cell-content()&lt;[.G34]" style:apply-style-name="Bad" style:base-cell-address="Hoja1.I34"/>
    </style:style>
    <style:style style:name="ce158" style:family="table-cell" style:parent-style-name="Default">
      <style:table-cell-properties style:text-align-source="fix" style:repeat-content="false"/>
      <style:paragraph-properties fo:text-align="center" fo:margin-left="0mm"/>
      <style:map style:condition="cell-content()&gt;[.G35]" style:apply-style-name="Good" style:base-cell-address="Hoja1.I35"/>
      <style:map style:condition="cell-content()&lt;[.G35]" style:apply-style-name="Bad" style:base-cell-address="Hoja1.I35"/>
    </style:style>
    <style:style style:name="ce159" style:family="table-cell" style:parent-style-name="Default">
      <style:table-cell-properties style:text-align-source="fix" style:repeat-content="false"/>
      <style:paragraph-properties fo:text-align="center" fo:margin-left="0mm"/>
      <style:map style:condition="cell-content()&gt;[.G36]" style:apply-style-name="Good" style:base-cell-address="Hoja1.I36"/>
      <style:map style:condition="cell-content()&lt;[.G36]" style:apply-style-name="Bad" style:base-cell-address="Hoja1.I36"/>
    </style:style>
    <style:style style:name="ce160" style:family="table-cell" style:parent-style-name="Default">
      <style:table-cell-properties style:text-align-source="fix" style:repeat-content="false"/>
      <style:paragraph-properties fo:text-align="center" fo:margin-left="0mm"/>
      <style:map style:condition="cell-content()&gt;[.G37]" style:apply-style-name="Good" style:base-cell-address="Hoja1.I37"/>
      <style:map style:condition="cell-content()&lt;[.G37]" style:apply-style-name="Bad" style:base-cell-address="Hoja1.I37"/>
    </style:style>
  </office:automatic-styles>
  <office:body>
    <office:spreadsheet>
      <table:calculation-settings table:automatic-find-labels="false" table:use-regular-expressions="false" table:use-wildcards="true"/>
      <table:table table:name="Hoja1" table:style-name="ta1">
        <table:table-column table:style-name="co1" table:default-cell-style-name="ce35"/>
        <table:table-column table:style-name="co2" table:number-columns-repeated="9" table:default-cell-style-name="ce35"/>
        <table:table-column table:style-name="co2" table:default-cell-style-name="Default"/>
        <table:table-row table:style-name="ro1">
          <table:table-cell table:style-name="Default" office:value-type="string" calcext:value-type="string">
            <text:p>SET1</text:p>
          </table:table-cell>
          <table:table-cell table:style-name="Default" office:value-type="string" calcext:value-type="string">
            <text:p>Tomas/win</text:p>
          </table:table-cell>
          <table:table-cell table:style-name="Default" office:value-type="string" calcext:value-type="string">
            <text:p>Tomas/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300ms /%</text:p>
          </table:table-cell>
          <table:table-cell table:style-name="Default" office:value-type="string" calcext:value-type="string">
            <text:p>YO /win</text:p>
          </table:table-cell>
          <table:table-cell table:style-name="Default" office:value-type="string" calcext:value-type="string">
            <text:p>Yo 1000ms /%</text:p>
          </table:table-cell>
          <table:table-cell table:style-name="Default"/>
          <table:table-cell/>
        </table:table-row>
        <table:table-row table:style-name="ro1">
          <table:table-cell table:style-name="Default" office:value-type="string" calcext:value-type="string">
            <text:p>Aliens</text:p>
          </table:table-cell>
          <table:table-cell table:style-name="ce70" office:value-type="float" office:value="25" calcext:value-type="float">
            <text:p>25</text:p>
          </table:table-cell>
          <table:table-cell table:style-name="ce70" table:formula="of:=[.B2]/25" office:value-type="float" office:value="1" calcext:value-type="float">
            <text:p>1</text:p>
          </table:table-cell>
          <table:table-cell table:style-name="ce70" table:formula="of:=[.E2]*25" office:value-type="float" office:value="25" calcext:value-type="float">
            <text:p>25</text:p>
          </table:table-cell>
          <table:table-cell table:style-name="ce4" office:value-type="float" office:value="1" calcext:value-type="float">
            <text:p>1</text:p>
          </table:table-cell>
          <table:table-cell table:style-name="ce70" table:formula="of:=[.G2]*25" office:value-type="float" office:value="25" calcext:value-type="float">
            <text:p>25</text:p>
          </table:table-cell>
          <table:table-cell table:style-name="ce71" office:value-type="float" office:value="1" calcext:value-type="float">
            <text:p>1</text:p>
          </table:table-cell>
          <table:table-cell table:style-name="ce70" table:formula="of:=[.I2]*25" office:value-type="float" office:value="25" calcext:value-type="float">
            <text:p>25</text:p>
          </table:table-cell>
          <table:table-cell table:style-name="ce131" office:value-type="float" office:value="1" calcext:value-type="float">
            <text:p>1</text:p>
          </table:table-cell>
          <table:table-cell table:style-name="Default"/>
          <table:table-cell/>
        </table:table-row>
        <table:table-row table:style-name="ro1">
          <table:table-cell table:style-name="Default" office:value-type="string" calcext:value-type="string">
            <text:p>Boulderdash</text:p>
          </table:table-cell>
          <table:table-cell table:style-name="ce70" office:value-type="float" office:value="1" calcext:value-type="float">
            <text:p>1</text:p>
          </table:table-cell>
          <table:table-cell table:style-name="ce70" table:formula="of:=[.B3]/25" office:value-type="float" office:value="0.04" calcext:value-type="float">
            <text:p>0,04</text:p>
          </table:table-cell>
          <table:table-cell table:style-name="ce70" table:formula="of:=[.E3]*25" office:value-type="float" office:value="2" calcext:value-type="float">
            <text:p>2</text:p>
          </table:table-cell>
          <table:table-cell table:style-name="ce5" office:value-type="float" office:value="0.08" calcext:value-type="float">
            <text:p>0,08</text:p>
          </table:table-cell>
          <table:table-cell table:style-name="ce70" table:formula="of:=[.G3]*25" office:value-type="float" office:value="4" calcext:value-type="float">
            <text:p>4</text:p>
          </table:table-cell>
          <table:table-cell table:style-name="ce72" office:value-type="float" office:value="0.16" calcext:value-type="float">
            <text:p>0,16</text:p>
          </table:table-cell>
          <table:table-cell table:style-name="ce70" table:formula="of:=[.I3]*25" office:value-type="float" office:value="3" calcext:value-type="float">
            <text:p>3</text:p>
          </table:table-cell>
          <table:table-cell table:style-name="ce132" office:value-type="float" office:value="0.12" calcext:value-type="float">
            <text:p>0,12</text:p>
          </table:table-cell>
          <table:table-cell table:style-name="Default"/>
          <table:table-cell/>
        </table:table-row>
        <table:table-row table:style-name="ro1">
          <table:table-cell table:style-name="Default" office:value-type="string" calcext:value-type="string">
            <text:p>Butterflies</text:p>
          </table:table-cell>
          <table:table-cell table:style-name="ce70" office:value-type="float" office:value="25" calcext:value-type="float">
            <text:p>25</text:p>
          </table:table-cell>
          <table:table-cell table:style-name="ce70" table:formula="of:=[.B4]/25" office:value-type="float" office:value="1" calcext:value-type="float">
            <text:p>1</text:p>
          </table:table-cell>
          <table:table-cell table:style-name="ce70" table:formula="of:=[.E4]*25" office:value-type="float" office:value="24" calcext:value-type="float">
            <text:p>24</text:p>
          </table:table-cell>
          <table:table-cell table:style-name="ce6" office:value-type="float" office:value="0.96" calcext:value-type="float">
            <text:p>0,96</text:p>
          </table:table-cell>
          <table:table-cell table:style-name="ce70" table:formula="of:=[.G4]*25" office:value-type="float" office:value="25" calcext:value-type="float">
            <text:p>25</text:p>
          </table:table-cell>
          <table:table-cell table:style-name="ce73" office:value-type="float" office:value="1" calcext:value-type="float">
            <text:p>1</text:p>
          </table:table-cell>
          <table:table-cell table:style-name="ce70" table:formula="of:=[.I4]*25" office:value-type="float" office:value="25" calcext:value-type="float">
            <text:p>25</text:p>
          </table:table-cell>
          <table:table-cell table:style-name="ce133" office:value-type="float" office:value="1" calcext:value-type="float">
            <text:p>1</text:p>
          </table:table-cell>
          <table:table-cell table:style-name="Default"/>
          <table:table-cell/>
        </table:table-row>
        <table:table-row table:style-name="ro1">
          <table:table-cell table:style-name="Default" office:value-type="string" calcext:value-type="string">
            <text:p>Chase</text:p>
          </table:table-cell>
          <table:table-cell table:style-name="ce70" office:value-type="float" office:value="6" calcext:value-type="float">
            <text:p>6</text:p>
          </table:table-cell>
          <table:table-cell table:style-name="ce70" table:formula="of:=[.B5]/25" office:value-type="float" office:value="0.24" calcext:value-type="float">
            <text:p>0,24</text:p>
          </table:table-cell>
          <table:table-cell table:style-name="ce70" table:formula="of:=[.E5]*25" office:value-type="float" office:value="1" calcext:value-type="float">
            <text:p>1</text:p>
          </table:table-cell>
          <table:table-cell table:style-name="ce7" office:value-type="float" office:value="0.04" calcext:value-type="float">
            <text:p>0,04</text:p>
          </table:table-cell>
          <table:table-cell table:style-name="ce70" table:formula="of:=[.G5]*25" office:value-type="float" office:value="11" calcext:value-type="float">
            <text:p>11</text:p>
          </table:table-cell>
          <table:table-cell table:style-name="ce74" office:value-type="float" office:value="0.44" calcext:value-type="float">
            <text:p>0,44</text:p>
          </table:table-cell>
          <table:table-cell table:style-name="ce70" table:formula="of:=[.I5]*25" office:value-type="float" office:value="7" calcext:value-type="float">
            <text:p>7</text:p>
          </table:table-cell>
          <table:table-cell table:style-name="ce134" office:value-type="float" office:value="0.28" calcext:value-type="float">
            <text:p>0,28</text:p>
          </table:table-cell>
          <table:table-cell table:style-name="Default"/>
          <table:table-cell office:value-type="string" calcext:value-type="string">
            <text:p>pajaros se convierten en malos</text:p>
          </table:table-cell>
        </table:table-row>
        <table:table-row table:style-name="ro1">
          <table:table-cell table:style-name="Default" office:value-type="string" calcext:value-type="string">
            <text:p>Frogs</text:p>
          </table:table-cell>
          <table:table-cell table:style-name="ce70" office:value-type="float" office:value="20" calcext:value-type="float">
            <text:p>20</text:p>
          </table:table-cell>
          <table:table-cell table:style-name="ce70" table:formula="of:=[.B6]/25" office:value-type="float" office:value="0.8" calcext:value-type="float">
            <text:p>0,8</text:p>
          </table:table-cell>
          <table:table-cell table:style-name="ce70" table:formula="of:=[.E6]*25" office:value-type="float" office:value="18" calcext:value-type="float">
            <text:p>18</text:p>
          </table:table-cell>
          <table:table-cell table:style-name="ce8" office:value-type="float" office:value="0.72" calcext:value-type="float">
            <text:p>0,72</text:p>
          </table:table-cell>
          <table:table-cell table:style-name="ce70" table:formula="of:=[.G6]*25" office:value-type="float" office:value="25" calcext:value-type="float">
            <text:p>25</text:p>
          </table:table-cell>
          <table:table-cell table:style-name="ce75" office:value-type="float" office:value="1" calcext:value-type="float">
            <text:p>1</text:p>
          </table:table-cell>
          <table:table-cell table:style-name="ce70" table:formula="of:=[.I6]*25" office:value-type="float" office:value="25" calcext:value-type="float">
            <text:p>25</text:p>
          </table:table-cell>
          <table:table-cell table:style-name="ce135" office:value-type="float" office:value="1" calcext:value-type="float">
            <text:p>1</text:p>
          </table:table-cell>
          <table:table-cell table:style-name="Default"/>
          <table:table-cell/>
        </table:table-row>
        <table:table-row table:style-name="ro1">
          <table:table-cell table:style-name="Default" office:value-type="string" calcext:value-type="string">
            <text:p>Missile Command</text:p>
          </table:table-cell>
          <table:table-cell table:style-name="ce70" office:value-type="float" office:value="17" calcext:value-type="float">
            <text:p>17</text:p>
          </table:table-cell>
          <table:table-cell table:style-name="ce70" table:formula="of:=[.B7]/25" office:value-type="float" office:value="0.68" calcext:value-type="float">
            <text:p>0,68</text:p>
          </table:table-cell>
          <table:table-cell table:style-name="ce70" table:formula="of:=[.E7]*25" office:value-type="float" office:value="25" calcext:value-type="float">
            <text:p>25</text:p>
          </table:table-cell>
          <table:table-cell table:style-name="ce9" office:value-type="float" office:value="1" calcext:value-type="float">
            <text:p>1</text:p>
          </table:table-cell>
          <table:table-cell table:style-name="ce70" table:formula="of:=[.G7]*25" office:value-type="float" office:value="25" calcext:value-type="float">
            <text:p>25</text:p>
          </table:table-cell>
          <table:table-cell table:style-name="ce76" office:value-type="float" office:value="1" calcext:value-type="float">
            <text:p>1</text:p>
          </table:table-cell>
          <table:table-cell table:style-name="ce70" table:formula="of:=[.I7]*25" office:value-type="float" office:value="25" calcext:value-type="float">
            <text:p>25</text:p>
          </table:table-cell>
          <table:table-cell table:style-name="ce136" office:value-type="float" office:value="1" calcext:value-type="float">
            <text:p>1</text:p>
          </table:table-cell>
          <table:table-cell table:style-name="Default"/>
          <table:table-cell/>
        </table:table-row>
        <table:table-row table:style-name="ro1">
          <table:table-cell table:style-name="Default" office:value-type="string" calcext:value-type="string">
            <text:p>Portals</text:p>
          </table:table-cell>
          <table:table-cell table:style-name="ce70" office:value-type="float" office:value="17" calcext:value-type="float">
            <text:p>17</text:p>
          </table:table-cell>
          <table:table-cell table:style-name="ce70" table:formula="of:=[.B8]/25" office:value-type="float" office:value="0.68" calcext:value-type="float">
            <text:p>0,68</text:p>
          </table:table-cell>
          <table:table-cell table:style-name="ce70" table:formula="of:=[.E8]*25" office:value-type="float" office:value="16" calcext:value-type="float">
            <text:p>16</text:p>
          </table:table-cell>
          <table:table-cell table:style-name="ce10" office:value-type="float" office:value="0.64" calcext:value-type="float">
            <text:p>0,64</text:p>
          </table:table-cell>
          <table:table-cell table:style-name="ce70" table:formula="of:=[.G8]*25" office:value-type="float" office:value="20" calcext:value-type="float">
            <text:p>20</text:p>
          </table:table-cell>
          <table:table-cell table:style-name="ce77" office:value-type="float" office:value="0.8" calcext:value-type="float">
            <text:p>0,8</text:p>
          </table:table-cell>
          <table:table-cell table:style-name="ce70" table:formula="of:=[.I8]*25" office:value-type="float" office:value="21" calcext:value-type="float">
            <text:p>21</text:p>
          </table:table-cell>
          <table:table-cell table:style-name="ce137" office:value-type="float" office:value="0.84" calcext:value-type="float">
            <text:p>0,84</text:p>
          </table:table-cell>
          <table:table-cell table:style-name="Default"/>
          <table:table-cell/>
        </table:table-row>
        <table:table-row table:style-name="ro1">
          <table:table-cell table:style-name="Default" office:value-type="string" calcext:value-type="string">
            <text:p>Sokoban</text:p>
          </table:table-cell>
          <table:table-cell table:style-name="ce70" office:value-type="float" office:value="2" calcext:value-type="float">
            <text:p>2</text:p>
          </table:table-cell>
          <table:table-cell table:style-name="ce70" table:formula="of:=[.B9]/25" office:value-type="float" office:value="0.08" calcext:value-type="float">
            <text:p>0,08</text:p>
          </table:table-cell>
          <table:table-cell table:style-name="ce70" table:formula="of:=[.E9]*25" office:value-type="float" office:value="4" calcext:value-type="float">
            <text:p>4</text:p>
          </table:table-cell>
          <table:table-cell table:style-name="ce11" office:value-type="float" office:value="0.16" calcext:value-type="float">
            <text:p>0,16</text:p>
          </table:table-cell>
          <table:table-cell table:style-name="ce70" table:formula="of:=[.G9]*25" office:value-type="float" office:value="7" calcext:value-type="float">
            <text:p>7</text:p>
          </table:table-cell>
          <table:table-cell table:style-name="ce78" office:value-type="float" office:value="0.28" calcext:value-type="float">
            <text:p>0,28</text:p>
          </table:table-cell>
          <table:table-cell table:style-name="ce70" table:formula="of:=[.I9]*25" office:value-type="float" office:value="8" calcext:value-type="float">
            <text:p>8</text:p>
          </table:table-cell>
          <table:table-cell table:style-name="ce138" office:value-type="float" office:value="0.32" calcext:value-type="float">
            <text:p>0,32</text:p>
          </table:table-cell>
          <table:table-cell table:style-name="Default"/>
          <table:table-cell/>
        </table:table-row>
        <table:table-row table:style-name="ro1">
          <table:table-cell table:style-name="Default" office:value-type="string" calcext:value-type="string">
            <text:p>Survive Zombies</text:p>
          </table:table-cell>
          <table:table-cell table:style-name="ce70" office:value-type="float" office:value="12" calcext:value-type="float">
            <text:p>12</text:p>
          </table:table-cell>
          <table:table-cell table:style-name="ce70" table:formula="of:=[.B10]/25" office:value-type="float" office:value="0.48" calcext:value-type="float">
            <text:p>0,48</text:p>
          </table:table-cell>
          <table:table-cell table:style-name="ce70" table:formula="of:=[.E10]*25" office:value-type="float" office:value="11" calcext:value-type="float">
            <text:p>11</text:p>
          </table:table-cell>
          <table:table-cell table:style-name="ce12" office:value-type="float" office:value="0.44" calcext:value-type="float">
            <text:p>0,44</text:p>
          </table:table-cell>
          <table:table-cell table:style-name="ce70" table:formula="of:=[.G10]*25" office:value-type="float" office:value="13" calcext:value-type="float">
            <text:p>13</text:p>
          </table:table-cell>
          <table:table-cell table:style-name="ce79" office:value-type="float" office:value="0.52" calcext:value-type="float">
            <text:p>0,52</text:p>
          </table:table-cell>
          <table:table-cell table:style-name="ce70" table:formula="of:=[.I10]*25" office:value-type="float" office:value="13" calcext:value-type="float">
            <text:p>13</text:p>
          </table:table-cell>
          <table:table-cell table:style-name="ce139" office:value-type="float" office:value="0.52" calcext:value-type="float">
            <text:p>0,52</text:p>
          </table:table-cell>
          <table:table-cell table:style-name="Default"/>
          <table:table-cell/>
        </table:table-row>
        <table:table-row table:style-name="ro1">
          <table:table-cell table:style-name="Default" office:value-type="string" calcext:value-type="string">
            <text:p>Zeld</text:p>
          </table:table-cell>
          <table:table-cell table:style-name="ce70" office:value-type="float" office:value="20" calcext:value-type="float">
            <text:p>20</text:p>
          </table:table-cell>
          <table:table-cell table:style-name="ce70" table:formula="of:=[.B11]/25" office:value-type="float" office:value="0.8" calcext:value-type="float">
            <text:p>0,8</text:p>
          </table:table-cell>
          <table:table-cell table:style-name="ce70" table:formula="of:=[.E11]*25" office:value-type="float" office:value="11" calcext:value-type="float">
            <text:p>11</text:p>
          </table:table-cell>
          <table:table-cell table:style-name="ce13" office:value-type="float" office:value="0.44" calcext:value-type="float">
            <text:p>0,44</text:p>
          </table:table-cell>
          <table:table-cell table:style-name="ce70" table:formula="of:=[.G11]*25" office:value-type="float" office:value="13" calcext:value-type="float">
            <text:p>13</text:p>
          </table:table-cell>
          <table:table-cell table:style-name="ce80" office:value-type="float" office:value="0.52" calcext:value-type="float">
            <text:p>0,52</text:p>
          </table:table-cell>
          <table:table-cell table:style-name="ce70" table:formula="of:=[.I11]*25" office:value-type="float" office:value="8" calcext:value-type="float">
            <text:p>8</text:p>
          </table:table-cell>
          <table:table-cell table:style-name="ce140" office:value-type="float" office:value="0.32" calcext:value-type="float">
            <text:p>0,32</text:p>
          </table:table-cell>
          <table:table-cell table:style-name="Default"/>
          <table:table-cell/>
        </table:table-row>
        <table:table-row table:style-name="ro1">
          <table:table-cell table:style-name="ce1" office:value-type="string" calcext:value-type="string">
            <text:p>Total</text:p>
          </table:table-cell>
          <table:table-cell table:style-name="ce3" office:value-type="float" office:value="145" calcext:value-type="float">
            <text:p>145</text:p>
          </table:table-cell>
          <table:table-cell table:style-name="ce3" table:formula="of:=SUM([.C2:.C11])/10" office:value-type="float" office:value="0.58" calcext:value-type="float">
            <text:p>0,58</text:p>
          </table:table-cell>
          <table:table-cell table:style-name="ce3" table:formula="of:=SUM([.D2:.D11])" office:value-type="float" office:value="137" calcext:value-type="float">
            <text:p>137</text:p>
          </table:table-cell>
          <table:table-cell table:style-name="ce14" table:formula="of:=SUM([.E2:.E11])/10" office:value-type="float" office:value="0.548" calcext:value-type="float">
            <text:p>0,548</text:p>
          </table:table-cell>
          <table:table-cell table:style-name="ce3" table:formula="of:=SUM([.F2:.F11])" office:value-type="float" office:value="168" calcext:value-type="float">
            <text:p>168</text:p>
          </table:table-cell>
          <table:table-cell table:style-name="ce14" table:formula="of:=SUM([.G2:.G11])/10" office:value-type="float" office:value="0.672" calcext:value-type="float">
            <text:p>0,672</text:p>
          </table:table-cell>
          <table:table-cell table:style-name="ce3" table:formula="of:=SUM([.H2:.H11])" office:value-type="float" office:value="160" calcext:value-type="float">
            <text:p>160</text:p>
          </table:table-cell>
          <table:table-cell table:style-name="ce14" table:formula="of:=SUM([.I2:.I11])/10" office:value-type="float" office:value="0.64" calcext:value-type="float">
            <text:p>0,64</text:p>
          </table:table-cell>
          <table:table-cell table:style-name="Default"/>
          <table:table-cell/>
        </table:table-row>
        <table:table-row table:style-name="ro1">
          <table:table-cell table:style-name="Default" table:number-columns-repeated="10"/>
          <table:table-cell/>
        </table:table-row>
        <table:table-row table:style-name="ro1">
          <table:table-cell table:style-name="Default" office:value-type="string" calcext:value-type="string">
            <text:p>SET2</text:p>
          </table:table-cell>
          <table:table-cell table:style-name="Default" office:value-type="string" calcext:value-type="string">
            <text:p>Tomas/win</text:p>
          </table:table-cell>
          <table:table-cell table:style-name="Default" office:value-type="string" calcext:value-type="string">
            <text:p>Tomas/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table:table-cell/>
        </table:table-row>
        <table:table-row table:style-name="ro1">
          <table:table-cell table:style-name="Default" office:value-type="string" calcext:value-type="string">
            <text:p>Camel Race</text:p>
          </table:table-cell>
          <table:table-cell table:style-name="ce70" office:value-type="float" office:value="0" calcext:value-type="float">
            <text:p>0</text:p>
          </table:table-cell>
          <table:table-cell table:style-name="ce70" table:formula="of:=[.B15]/25" office:value-type="float" office:value="0" calcext:value-type="float">
            <text:p>0</text:p>
          </table:table-cell>
          <table:table-cell table:style-name="ce70" table:formula="of:=[.E15]*25" office:value-type="float" office:value="2" calcext:value-type="float">
            <text:p>2</text:p>
          </table:table-cell>
          <table:table-cell table:style-name="ce15" office:value-type="float" office:value="0.08" calcext:value-type="float">
            <text:p>0,08</text:p>
          </table:table-cell>
          <table:table-cell table:style-name="ce70" table:formula="of:=[.G15]*25" office:value-type="float" office:value="25" calcext:value-type="float">
            <text:p>25</text:p>
          </table:table-cell>
          <table:table-cell table:style-name="ce81" office:value-type="float" office:value="1" calcext:value-type="float">
            <text:p>1</text:p>
          </table:table-cell>
          <table:table-cell table:style-name="ce70" table:formula="of:=[.I15]*25" office:value-type="float" office:value="25" calcext:value-type="float">
            <text:p>25</text:p>
          </table:table-cell>
          <table:table-cell table:style-name="ce141" office:value-type="float" office:value="1" calcext:value-type="float">
            <text:p>1</text:p>
          </table:table-cell>
          <table:table-cell table:style-name="Default"/>
          <table:table-cell/>
        </table:table-row>
        <table:table-row table:style-name="ro1">
          <table:table-cell table:style-name="Default" office:value-type="string" calcext:value-type="string">
            <text:p>Digdug</text:p>
          </table:table-cell>
          <table:table-cell table:style-name="ce70" office:value-type="float" office:value="0" calcext:value-type="float">
            <text:p>0</text:p>
          </table:table-cell>
          <table:table-cell table:style-name="ce70" table:formula="of:=[.B16]/25" office:value-type="float" office:value="0" calcext:value-type="float">
            <text:p>0</text:p>
          </table:table-cell>
          <table:table-cell table:style-name="ce70" table:formula="of:=[.E16]*25" office:value-type="float" office:value="0" calcext:value-type="float">
            <text:p>0</text:p>
          </table:table-cell>
          <table:table-cell table:style-name="ce16" office:value-type="float" office:value="0" calcext:value-type="float">
            <text:p>0</text:p>
          </table:table-cell>
          <table:table-cell table:style-name="ce70" table:formula="of:=[.G16]*25" office:value-type="float" office:value="0" calcext:value-type="float">
            <text:p>0</text:p>
          </table:table-cell>
          <table:table-cell table:style-name="ce82" office:value-type="float" office:value="0" calcext:value-type="float">
            <text:p>0</text:p>
          </table:table-cell>
          <table:table-cell table:style-name="ce70" table:formula="of:=[.I16]*25" office:value-type="float" office:value="0" calcext:value-type="float">
            <text:p>0</text:p>
          </table:table-cell>
          <table:table-cell table:style-name="ce142" office:value-type="float" office:value="0" calcext:value-type="float">
            <text:p>0</text:p>
          </table:table-cell>
          <table:table-cell table:style-name="Default"/>
          <table:table-cell/>
        </table:table-row>
        <table:table-row table:style-name="ro1">
          <table:table-cell table:style-name="Default" office:value-type="string" calcext:value-type="string">
            <text:p>Firestorms</text:p>
          </table:table-cell>
          <table:table-cell table:style-name="ce70" office:value-type="float" office:value="11" calcext:value-type="float">
            <text:p>11</text:p>
          </table:table-cell>
          <table:table-cell table:style-name="ce70" table:formula="of:=[.B17]/25" office:value-type="float" office:value="0.44" calcext:value-type="float">
            <text:p>0,44</text:p>
          </table:table-cell>
          <table:table-cell table:style-name="ce70" table:formula="of:=[.E17]*25" office:value-type="float" office:value="9" calcext:value-type="float">
            <text:p>9</text:p>
          </table:table-cell>
          <table:table-cell table:style-name="ce17" office:value-type="float" office:value="0.36" calcext:value-type="float">
            <text:p>0,36</text:p>
          </table:table-cell>
          <table:table-cell table:style-name="ce70" table:formula="of:=[.G17]*25" office:value-type="float" office:value="18" calcext:value-type="float">
            <text:p>18</text:p>
          </table:table-cell>
          <table:table-cell table:style-name="ce83" office:value-type="float" office:value="0.72" calcext:value-type="float">
            <text:p>0,72</text:p>
          </table:table-cell>
          <table:table-cell table:style-name="ce70" table:formula="of:=[.I17]*25" office:value-type="float" office:value="19" calcext:value-type="float">
            <text:p>19</text:p>
          </table:table-cell>
          <table:table-cell table:style-name="ce143" office:value-type="float" office:value="0.76" calcext:value-type="float">
            <text:p>0,76</text:p>
          </table:table-cell>
          <table:table-cell table:style-name="Default"/>
          <table:table-cell/>
        </table:table-row>
        <table:table-row table:style-name="ro1">
          <table:table-cell table:style-name="Default" office:value-type="string" calcext:value-type="string">
            <text:p>Infection</text:p>
          </table:table-cell>
          <table:table-cell table:style-name="ce70" office:value-type="float" office:value="23" calcext:value-type="float">
            <text:p>23</text:p>
          </table:table-cell>
          <table:table-cell table:style-name="ce70" table:formula="of:=[.B18]/25" office:value-type="float" office:value="0.92" calcext:value-type="float">
            <text:p>0,92</text:p>
          </table:table-cell>
          <table:table-cell table:style-name="ce70" table:formula="of:=[.E18]*25" office:value-type="float" office:value="24" calcext:value-type="float">
            <text:p>24</text:p>
          </table:table-cell>
          <table:table-cell table:style-name="ce18" office:value-type="float" office:value="0.96" calcext:value-type="float">
            <text:p>0,96</text:p>
          </table:table-cell>
          <table:table-cell table:style-name="ce70" table:formula="of:=[.G18]*25" office:value-type="float" office:value="25" calcext:value-type="float">
            <text:p>25</text:p>
          </table:table-cell>
          <table:table-cell table:style-name="ce84" office:value-type="float" office:value="1" calcext:value-type="float">
            <text:p>1</text:p>
          </table:table-cell>
          <table:table-cell table:style-name="ce70" table:formula="of:=[.I18]*25" office:value-type="float" office:value="24" calcext:value-type="float">
            <text:p>24</text:p>
          </table:table-cell>
          <table:table-cell table:style-name="ce144" office:value-type="float" office:value="0.96" calcext:value-type="float">
            <text:p>0,96</text:p>
          </table:table-cell>
          <table:table-cell table:style-name="Default"/>
          <table:table-cell/>
        </table:table-row>
        <table:table-row table:style-name="ro1">
          <table:table-cell table:style-name="Default" office:value-type="string" calcext:value-type="string">
            <text:p>Firecaster</text:p>
          </table:table-cell>
          <table:table-cell table:style-name="ce70" office:value-type="float" office:value="0" calcext:value-type="float">
            <text:p>0</text:p>
          </table:table-cell>
          <table:table-cell table:style-name="ce70" table:formula="of:=[.B19]/25" office:value-type="float" office:value="0" calcext:value-type="float">
            <text:p>0</text:p>
          </table:table-cell>
          <table:table-cell table:style-name="ce70" table:formula="of:=[.E19]*25" office:value-type="float" office:value="0" calcext:value-type="float">
            <text:p>0</text:p>
          </table:table-cell>
          <table:table-cell table:style-name="ce19" office:value-type="float" office:value="0" calcext:value-type="float">
            <text:p>0</text:p>
          </table:table-cell>
          <table:table-cell table:style-name="ce70" table:formula="of:=[.G19]*25" office:value-type="float" office:value="0" calcext:value-type="float">
            <text:p>0</text:p>
          </table:table-cell>
          <table:table-cell table:style-name="ce85" office:value-type="float" office:value="0" calcext:value-type="float">
            <text:p>0</text:p>
          </table:table-cell>
          <table:table-cell table:style-name="ce70" table:formula="of:=[.I19]*25" office:value-type="float" office:value="0" calcext:value-type="float">
            <text:p>0</text:p>
          </table:table-cell>
          <table:table-cell table:style-name="ce145" office:value-type="float" office:value="0" calcext:value-type="float">
            <text:p>0</text:p>
          </table:table-cell>
          <table:table-cell table:style-name="Default"/>
          <table:table-cell/>
        </table:table-row>
        <table:table-row table:style-name="ro1">
          <table:table-cell table:style-name="Default" office:value-type="string" calcext:value-type="string">
            <text:p>Overload</text:p>
          </table:table-cell>
          <table:table-cell table:style-name="ce70" office:value-type="float" office:value="19" calcext:value-type="float">
            <text:p>19</text:p>
          </table:table-cell>
          <table:table-cell table:style-name="ce70" table:formula="of:=[.B20]/25" office:value-type="float" office:value="0.76" calcext:value-type="float">
            <text:p>0,76</text:p>
          </table:table-cell>
          <table:table-cell table:style-name="ce70" table:formula="of:=[.E20]*25" office:value-type="float" office:value="15" calcext:value-type="float">
            <text:p>15</text:p>
          </table:table-cell>
          <table:table-cell table:style-name="ce20" office:value-type="float" office:value="0.6" calcext:value-type="float">
            <text:p>0,6</text:p>
          </table:table-cell>
          <table:table-cell table:style-name="ce70" table:formula="of:=[.G20]*25" office:value-type="float" office:value="12" calcext:value-type="float">
            <text:p>12</text:p>
          </table:table-cell>
          <table:table-cell table:style-name="ce86" office:value-type="float" office:value="0.48" calcext:value-type="float">
            <text:p>0,48</text:p>
          </table:table-cell>
          <table:table-cell table:style-name="ce70" table:formula="of:=[.I20]*25" office:value-type="float" office:value="15" calcext:value-type="float">
            <text:p>15</text:p>
          </table:table-cell>
          <table:table-cell table:style-name="ce146" office:value-type="float" office:value="0.6" calcext:value-type="float">
            <text:p>0,6</text:p>
          </table:table-cell>
          <table:table-cell table:style-name="Default"/>
          <table:table-cell/>
        </table:table-row>
        <table:table-row table:style-name="ro1">
          <table:table-cell table:style-name="Default" office:value-type="string" calcext:value-type="string">
            <text:p>Pacman</text:p>
          </table:table-cell>
          <table:table-cell table:style-name="ce70" office:value-type="float" office:value="1" calcext:value-type="float">
            <text:p>1</text:p>
          </table:table-cell>
          <table:table-cell table:style-name="ce70" table:formula="of:=[.B21]/25" office:value-type="float" office:value="0.04" calcext:value-type="float">
            <text:p>0,04</text:p>
          </table:table-cell>
          <table:table-cell table:style-name="ce70" table:formula="of:=[.E21]*25" office:value-type="float" office:value="0" calcext:value-type="float">
            <text:p>0</text:p>
          </table:table-cell>
          <table:table-cell table:style-name="ce21" office:value-type="float" office:value="0" calcext:value-type="float">
            <text:p>0</text:p>
          </table:table-cell>
          <table:table-cell table:style-name="ce70" table:formula="of:=[.G21]*25" office:value-type="float" office:value="0" calcext:value-type="float">
            <text:p>0</text:p>
          </table:table-cell>
          <table:table-cell table:style-name="ce87" office:value-type="float" office:value="0" calcext:value-type="float">
            <text:p>0</text:p>
          </table:table-cell>
          <table:table-cell table:style-name="ce70" table:formula="of:=[.I21]*25" office:value-type="float" office:value="0" calcext:value-type="float">
            <text:p>0</text:p>
          </table:table-cell>
          <table:table-cell table:style-name="ce147" office:value-type="float" office:value="0" calcext:value-type="float">
            <text:p>0</text:p>
          </table:table-cell>
          <table:table-cell table:style-name="Default" office:value-type="string" calcext:value-type="string">
            <text:p>retrasar la muerte</text:p>
          </table:table-cell>
          <table:table-cell/>
        </table:table-row>
        <table:table-row table:style-name="ro1">
          <table:table-cell table:style-name="Default" office:value-type="string" calcext:value-type="string">
            <text:p>Seaquest</text:p>
          </table:table-cell>
          <table:table-cell table:style-name="ce70" office:value-type="float" office:value="15" calcext:value-type="float">
            <text:p>15</text:p>
          </table:table-cell>
          <table:table-cell table:style-name="ce70" table:formula="of:=[.B22]/25" office:value-type="float" office:value="0.6" calcext:value-type="float">
            <text:p>0,6</text:p>
          </table:table-cell>
          <table:table-cell table:style-name="ce70" table:formula="of:=[.E22]*25" office:value-type="float" office:value="13" calcext:value-type="float">
            <text:p>13</text:p>
          </table:table-cell>
          <table:table-cell table:style-name="ce22" office:value-type="float" office:value="0.52" calcext:value-type="float">
            <text:p>0,52</text:p>
          </table:table-cell>
          <table:table-cell table:style-name="ce70" table:formula="of:=[.G22]*25" office:value-type="float" office:value="18" calcext:value-type="float">
            <text:p>18</text:p>
          </table:table-cell>
          <table:table-cell table:style-name="ce88" office:value-type="float" office:value="0.72" calcext:value-type="float">
            <text:p>0,72</text:p>
          </table:table-cell>
          <table:table-cell table:style-name="ce70" table:formula="of:=[.I22]*25" office:value-type="float" office:value="18" calcext:value-type="float">
            <text:p>18</text:p>
          </table:table-cell>
          <table:table-cell table:style-name="ce148" office:value-type="float" office:value="0.72" calcext:value-type="float">
            <text:p>0,72</text:p>
          </table:table-cell>
          <table:table-cell table:style-name="Default"/>
          <table:table-cell/>
        </table:table-row>
        <table:table-row table:style-name="ro1">
          <table:table-cell table:style-name="Default" office:value-type="string" calcext:value-type="string">
            <text:p>Whackamole</text:p>
          </table:table-cell>
          <table:table-cell table:style-name="ce70" office:value-type="float" office:value="20" calcext:value-type="float">
            <text:p>20</text:p>
          </table:table-cell>
          <table:table-cell table:style-name="ce70" table:formula="of:=[.B23]/25" office:value-type="float" office:value="0.8" calcext:value-type="float">
            <text:p>0,8</text:p>
          </table:table-cell>
          <table:table-cell table:style-name="ce70" table:formula="of:=[.E23]*25" office:value-type="float" office:value="21" calcext:value-type="float">
            <text:p>21</text:p>
          </table:table-cell>
          <table:table-cell table:style-name="ce23" office:value-type="float" office:value="0.84" calcext:value-type="float">
            <text:p>0,84</text:p>
          </table:table-cell>
          <table:table-cell table:style-name="ce70" table:formula="of:=[.G23]*25" office:value-type="float" office:value="18" calcext:value-type="float">
            <text:p>18</text:p>
          </table:table-cell>
          <table:table-cell table:style-name="ce89" office:value-type="float" office:value="0.72" calcext:value-type="float">
            <text:p>0,72</text:p>
          </table:table-cell>
          <table:table-cell table:style-name="ce70" table:formula="of:=[.I23]*25" office:value-type="float" office:value="21" calcext:value-type="float">
            <text:p>21</text:p>
          </table:table-cell>
          <table:table-cell table:style-name="ce149" office:value-type="float" office:value="0.84" calcext:value-type="float">
            <text:p>0,84</text:p>
          </table:table-cell>
          <table:table-cell table:style-name="Default"/>
          <table:table-cell/>
        </table:table-row>
        <table:table-row table:style-name="ro1">
          <table:table-cell table:style-name="Default" office:value-type="string" calcext:value-type="string">
            <text:p>Eggomania</text:p>
          </table:table-cell>
          <table:table-cell table:style-name="ce70" office:value-type="float" office:value="15" calcext:value-type="float">
            <text:p>15</text:p>
          </table:table-cell>
          <table:table-cell table:style-name="ce70" table:formula="of:=[.B24]/25" office:value-type="float" office:value="0.6" calcext:value-type="float">
            <text:p>0,6</text:p>
          </table:table-cell>
          <table:table-cell table:style-name="ce70" table:formula="of:=[.E24]*25" office:value-type="float" office:value="18" calcext:value-type="float">
            <text:p>18</text:p>
          </table:table-cell>
          <table:table-cell table:style-name="ce59" office:value-type="float" office:value="0.72" calcext:value-type="float">
            <text:p>0,72</text:p>
          </table:table-cell>
          <table:table-cell table:style-name="ce70" table:formula="of:=[.G24]*25" office:value-type="float" office:value="18" calcext:value-type="float">
            <text:p>18</text:p>
          </table:table-cell>
          <table:table-cell table:style-name="ce90" office:value-type="float" office:value="0.72" calcext:value-type="float">
            <text:p>0,72</text:p>
          </table:table-cell>
          <table:table-cell table:style-name="ce70" table:formula="of:=[.I24]*25" office:value-type="float" office:value="19" calcext:value-type="float">
            <text:p>19</text:p>
          </table:table-cell>
          <table:table-cell table:style-name="ce150" office:value-type="float" office:value="0.76" calcext:value-type="float">
            <text:p>0,76</text:p>
          </table:table-cell>
          <table:table-cell table:style-name="Default"/>
          <table:table-cell/>
        </table:table-row>
        <table:table-row table:style-name="ro1">
          <table:table-cell table:style-name="ce1" office:value-type="string" calcext:value-type="string">
            <text:p>Total</text:p>
          </table:table-cell>
          <table:table-cell table:style-name="ce3" office:value-type="float" office:value="104" calcext:value-type="float">
            <text:p>104</text:p>
          </table:table-cell>
          <table:table-cell table:style-name="ce3" table:formula="of:=SUM([.C15:.C24])/10" office:value-type="float" office:value="0.416" calcext:value-type="float">
            <text:p>0,416</text:p>
          </table:table-cell>
          <table:table-cell table:style-name="ce3" table:formula="of:=SUM([.D15:.D24])" office:value-type="float" office:value="102" calcext:value-type="float">
            <text:p>102</text:p>
          </table:table-cell>
          <table:table-cell table:style-name="ce14" table:formula="of:=SUM([.E15:.E24])/10" office:value-type="float" office:value="0.408" calcext:value-type="float">
            <text:p>0,408</text:p>
          </table:table-cell>
          <table:table-cell table:style-name="ce3" table:formula="of:=SUM([.F15:.F24])" office:value-type="float" office:value="134" calcext:value-type="float">
            <text:p>134</text:p>
          </table:table-cell>
          <table:table-cell table:style-name="ce14" table:formula="of:=SUM([.G15:.G24])/10" office:value-type="float" office:value="0.536" calcext:value-type="float">
            <text:p>0,536</text:p>
          </table:table-cell>
          <table:table-cell table:style-name="ce3" table:formula="of:=SUM([.H15:.H24])" office:value-type="float" office:value="141" calcext:value-type="float">
            <text:p>141</text:p>
          </table:table-cell>
          <table:table-cell table:style-name="ce14" table:formula="of:=SUM([.I15:.I24])/10" office:value-type="float" office:value="0.564" calcext:value-type="float">
            <text:p>0,564</text:p>
          </table:table-cell>
          <table:table-cell table:style-name="Default"/>
          <table:table-cell/>
        </table:table-row>
        <table:table-row table:style-name="ro1">
          <table:table-cell table:style-name="Default" table:number-columns-repeated="10"/>
          <table:table-cell/>
        </table:table-row>
        <table:table-row table:style-name="ro1">
          <table:table-cell table:style-name="Default" office:value-type="string" calcext:value-type="string">
            <text:p>SET2</text:p>
          </table:table-cell>
          <table:table-cell table:style-name="Default" office:value-type="string" calcext:value-type="string">
            <text:p>Tomas/win</text:p>
          </table:table-cell>
          <table:table-cell table:style-name="Default" office:value-type="string" calcext:value-type="string">
            <text:p>Tomas/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table:table-cell/>
        </table:table-row>
        <table:table-row table:style-name="ro1">
          <table:table-cell table:style-name="Default" office:value-type="string" calcext:value-type="string">
            <text:p>Bait</text:p>
          </table:table-cell>
          <table:table-cell table:style-name="ce70" office:value-type="float" office:value="7" calcext:value-type="float">
            <text:p>7</text:p>
          </table:table-cell>
          <table:table-cell table:style-name="ce70" table:formula="of:=[.B28]/25" office:value-type="float" office:value="0.28" calcext:value-type="float">
            <text:p>0,28</text:p>
          </table:table-cell>
          <table:table-cell table:style-name="ce70" table:formula="of:=[.E28]*25" office:value-type="float" office:value="2" calcext:value-type="float">
            <text:p>2</text:p>
          </table:table-cell>
          <table:table-cell table:style-name="ce25" office:value-type="float" office:value="0.08" calcext:value-type="float">
            <text:p>0,08</text:p>
          </table:table-cell>
          <table:table-cell table:style-name="ce70" table:formula="of:=[.G28]*25" office:value-type="float" office:value="3" calcext:value-type="float">
            <text:p>3</text:p>
          </table:table-cell>
          <table:table-cell table:style-name="ce91" office:value-type="float" office:value="0.12" calcext:value-type="float">
            <text:p>0,12</text:p>
          </table:table-cell>
          <table:table-cell table:style-name="ce70" table:formula="of:=[.I28]*25" office:value-type="float" office:value="1" calcext:value-type="float">
            <text:p>1</text:p>
          </table:table-cell>
          <table:table-cell table:style-name="ce151" office:value-type="float" office:value="0.04" calcext:value-type="float">
            <text:p>0,04</text:p>
          </table:table-cell>
          <table:table-cell table:style-name="Default"/>
          <table:table-cell/>
        </table:table-row>
        <table:table-row table:style-name="ro1">
          <table:table-cell table:style-name="Default" office:value-type="string" calcext:value-type="string">
            <text:p>Bolo Adventures</text:p>
          </table:table-cell>
          <table:table-cell table:style-name="ce70" office:value-type="float" office:value="0" calcext:value-type="float">
            <text:p>0</text:p>
          </table:table-cell>
          <table:table-cell table:style-name="ce70" table:formula="of:=[.B29]/25" office:value-type="float" office:value="0" calcext:value-type="float">
            <text:p>0</text:p>
          </table:table-cell>
          <table:table-cell table:style-name="ce70" table:formula="of:=[.E29]*25" office:value-type="float" office:value="0" calcext:value-type="float">
            <text:p>0</text:p>
          </table:table-cell>
          <table:table-cell table:style-name="ce26" office:value-type="float" office:value="0" calcext:value-type="float">
            <text:p>0</text:p>
          </table:table-cell>
          <table:table-cell table:style-name="ce70" table:formula="of:=[.G29]*25" office:value-type="float" office:value="5" calcext:value-type="float">
            <text:p>5</text:p>
          </table:table-cell>
          <table:table-cell table:style-name="ce92" office:value-type="float" office:value="0.2" calcext:value-type="float">
            <text:p>0,2</text:p>
          </table:table-cell>
          <table:table-cell table:style-name="ce70" table:formula="of:=[.I29]*25" office:value-type="float" office:value="5" calcext:value-type="float">
            <text:p>5</text:p>
          </table:table-cell>
          <table:table-cell table:style-name="ce152" office:value-type="float" office:value="0.2" calcext:value-type="float">
            <text:p>0,2</text:p>
          </table:table-cell>
          <table:table-cell table:style-name="Default" office:value-type="string" calcext:value-type="string">
            <text:p>tipo sokoban</text:p>
          </table:table-cell>
          <table:table-cell/>
        </table:table-row>
        <table:table-row table:style-name="ro1">
          <table:table-cell table:style-name="Default" office:value-type="string" calcext:value-type="string">
            <text:p>Brain Man</text:p>
          </table:table-cell>
          <table:table-cell table:style-name="ce70" office:value-type="float" office:value="0" calcext:value-type="float">
            <text:p>0</text:p>
          </table:table-cell>
          <table:table-cell table:style-name="ce70" table:formula="of:=[.B30]/25" office:value-type="float" office:value="0" calcext:value-type="float">
            <text:p>0</text:p>
          </table:table-cell>
          <table:table-cell table:style-name="ce70" table:formula="of:=[.E30]*25" office:value-type="float" office:value="0" calcext:value-type="float">
            <text:p>0</text:p>
          </table:table-cell>
          <table:table-cell table:style-name="ce27" office:value-type="float" office:value="0" calcext:value-type="float">
            <text:p>0</text:p>
          </table:table-cell>
          <table:table-cell table:style-name="ce70" table:formula="of:=[.G30]*25" office:value-type="float" office:value="1" calcext:value-type="float">
            <text:p>1</text:p>
          </table:table-cell>
          <table:table-cell table:style-name="ce93" office:value-type="float" office:value="0.04" calcext:value-type="float">
            <text:p>0,04</text:p>
          </table:table-cell>
          <table:table-cell table:style-name="ce70" table:formula="of:=[.I30]*25" office:value-type="float" office:value="0" calcext:value-type="float">
            <text:p>0</text:p>
          </table:table-cell>
          <table:table-cell table:style-name="ce153" office:value-type="float" office:value="0" calcext:value-type="float">
            <text:p>0</text:p>
          </table:table-cell>
          <table:table-cell table:style-name="Default" office:value-type="string" calcext:value-type="string">
            <text:p>revisar primer vistazo ganar el juego, se queda en bucle porque recoger las gemas aporta más score que ganar.. Este juego tiene una llave, mobible que desaparece, premiar por encima de las gemas</text:p>
          </table:table-cell>
          <table:table-cell/>
        </table:table-row>
        <table:table-row table:style-name="ro1">
          <table:table-cell table:style-name="Default" office:value-type="string" calcext:value-type="string">
            <text:p>Chips Challenge</text:p>
          </table:table-cell>
          <table:table-cell table:style-name="ce70" office:value-type="float" office:value="0" calcext:value-type="float">
            <text:p>0</text:p>
          </table:table-cell>
          <table:table-cell table:style-name="ce70" table:formula="of:=[.B31]/25" office:value-type="float" office:value="0" calcext:value-type="float">
            <text:p>0</text:p>
          </table:table-cell>
          <table:table-cell table:style-name="ce70" table:formula="of:=[.E31]*25" office:value-type="float" office:value="3" calcext:value-type="float">
            <text:p>3</text:p>
          </table:table-cell>
          <table:table-cell table:style-name="ce28" office:value-type="float" office:value="0.12" calcext:value-type="float">
            <text:p>0,12</text:p>
          </table:table-cell>
          <table:table-cell table:style-name="ce70" table:formula="of:=[.G31]*25" office:value-type="float" office:value="4" calcext:value-type="float">
            <text:p>4</text:p>
          </table:table-cell>
          <table:table-cell table:style-name="ce94" office:value-type="float" office:value="0.16" calcext:value-type="float">
            <text:p>0,16</text:p>
          </table:table-cell>
          <table:table-cell table:style-name="ce70" table:formula="of:=[.I31]*25" office:value-type="float" office:value="2" calcext:value-type="float">
            <text:p>2</text:p>
          </table:table-cell>
          <table:table-cell table:style-name="ce154" office:value-type="float" office:value="0.08" calcext:value-type="float">
            <text:p>0,08</text:p>
          </table:table-cell>
          <table:table-cell table:style-name="Default"/>
          <table:table-cell/>
        </table:table-row>
        <table:table-row table:style-name="ro1">
          <table:table-cell table:style-name="Default" office:value-type="string" calcext:value-type="string">
            <text:p>Modality</text:p>
          </table:table-cell>
          <table:table-cell table:style-name="ce70" office:value-type="float" office:value="6" calcext:value-type="float">
            <text:p>6</text:p>
          </table:table-cell>
          <table:table-cell table:style-name="ce70" table:formula="of:=[.B32]/25" office:value-type="float" office:value="0.24" calcext:value-type="float">
            <text:p>0,24</text:p>
          </table:table-cell>
          <table:table-cell table:style-name="ce70" table:formula="of:=[.E32]*25" office:value-type="float" office:value="10" calcext:value-type="float">
            <text:p>10</text:p>
          </table:table-cell>
          <table:table-cell table:style-name="ce29" office:value-type="float" office:value="0.4" calcext:value-type="float">
            <text:p>0,4</text:p>
          </table:table-cell>
          <table:table-cell table:style-name="ce70" table:formula="of:=[.G32]*25" office:value-type="float" office:value="12" calcext:value-type="float">
            <text:p>12</text:p>
          </table:table-cell>
          <table:table-cell table:style-name="ce95" office:value-type="float" office:value="0.48" calcext:value-type="float">
            <text:p>0,48</text:p>
          </table:table-cell>
          <table:table-cell table:style-name="ce70" table:formula="of:=[.I32]*25" office:value-type="float" office:value="10" calcext:value-type="float">
            <text:p>10</text:p>
          </table:table-cell>
          <table:table-cell table:style-name="ce155" office:value-type="float" office:value="0.4" calcext:value-type="float">
            <text:p>0,4</text:p>
          </table:table-cell>
          <table:table-cell table:style-name="Default"/>
          <table:table-cell/>
        </table:table-row>
        <table:table-row table:style-name="ro1">
          <table:table-cell table:style-name="Default" office:value-type="string" calcext:value-type="string">
            <text:p>Painters</text:p>
          </table:table-cell>
          <table:table-cell table:style-name="ce70" office:value-type="float" office:value="25" calcext:value-type="float">
            <text:p>25</text:p>
          </table:table-cell>
          <table:table-cell table:style-name="ce70" table:formula="of:=[.B33]/25" office:value-type="float" office:value="1" calcext:value-type="float">
            <text:p>1</text:p>
          </table:table-cell>
          <table:table-cell table:style-name="ce70" table:formula="of:=[.E33]*25" office:value-type="float" office:value="19" calcext:value-type="float">
            <text:p>19</text:p>
          </table:table-cell>
          <table:table-cell table:style-name="ce30" office:value-type="float" office:value="0.76" calcext:value-type="float">
            <text:p>0,76</text:p>
          </table:table-cell>
          <table:table-cell table:style-name="ce70" table:formula="of:=[.G33]*25" office:value-type="float" office:value="15" calcext:value-type="float">
            <text:p>15</text:p>
          </table:table-cell>
          <table:table-cell table:style-name="ce96" office:value-type="float" office:value="0.6" calcext:value-type="float">
            <text:p>0,6</text:p>
          </table:table-cell>
          <table:table-cell table:style-name="ce70" table:formula="of:=[.I33]*25" office:value-type="float" office:value="18" calcext:value-type="float">
            <text:p>18</text:p>
          </table:table-cell>
          <table:table-cell table:style-name="ce156" office:value-type="float" office:value="0.72" calcext:value-type="float">
            <text:p>0,72</text:p>
          </table:table-cell>
          <table:table-cell table:style-name="Default"/>
          <table:table-cell/>
        </table:table-row>
        <table:table-row table:style-name="ro1">
          <table:table-cell table:style-name="Default" office:value-type="string" calcext:value-type="string">
            <text:p>Real Portals</text:p>
          </table:table-cell>
          <table:table-cell table:style-name="ce70" office:value-type="float" office:value="0" calcext:value-type="float">
            <text:p>0</text:p>
          </table:table-cell>
          <table:table-cell table:style-name="ce70" table:formula="of:=[.B34]/25" office:value-type="float" office:value="0" calcext:value-type="float">
            <text:p>0</text:p>
          </table:table-cell>
          <table:table-cell table:style-name="ce70" table:formula="of:=[.E34]*25" office:value-type="float" office:value="0" calcext:value-type="float">
            <text:p>0</text:p>
          </table:table-cell>
          <table:table-cell table:style-name="ce31" office:value-type="float" office:value="0" calcext:value-type="float">
            <text:p>0</text:p>
          </table:table-cell>
          <table:table-cell table:style-name="ce70" table:formula="of:=[.G34]*25" office:value-type="float" office:value="0" calcext:value-type="float">
            <text:p>0</text:p>
          </table:table-cell>
          <table:table-cell table:style-name="ce97" office:value-type="float" office:value="0" calcext:value-type="float">
            <text:p>0</text:p>
          </table:table-cell>
          <table:table-cell table:style-name="ce70" table:formula="of:=[.I34]*25" office:value-type="float" office:value="0" calcext:value-type="float">
            <text:p>0</text:p>
          </table:table-cell>
          <table:table-cell table:style-name="ce157" office:value-type="float" office:value="0" calcext:value-type="float">
            <text:p>0</text:p>
          </table:table-cell>
          <table:table-cell table:style-name="Default"/>
          <table:table-cell/>
        </table:table-row>
        <table:table-row table:style-name="ro1">
          <table:table-cell table:style-name="Default" office:value-type="string" calcext:value-type="string">
            <text:p>Real Sokoban</text:p>
          </table:table-cell>
          <table:table-cell table:style-name="ce70" office:value-type="float" office:value="0" calcext:value-type="float">
            <text:p>0</text:p>
          </table:table-cell>
          <table:table-cell table:style-name="ce70" table:formula="of:=[.B35]/25" office:value-type="float" office:value="0" calcext:value-type="float">
            <text:p>0</text:p>
          </table:table-cell>
          <table:table-cell table:style-name="ce70" table:formula="of:=[.E35]*25" office:value-type="float" office:value="0" calcext:value-type="float">
            <text:p>0</text:p>
          </table:table-cell>
          <table:table-cell table:style-name="ce32" office:value-type="float" office:value="0" calcext:value-type="float">
            <text:p>0</text:p>
          </table:table-cell>
          <table:table-cell table:style-name="ce70" table:formula="of:=[.G35]*25" office:value-type="float" office:value="0" calcext:value-type="float">
            <text:p>0</text:p>
          </table:table-cell>
          <table:table-cell table:style-name="ce98" office:value-type="float" office:value="0" calcext:value-type="float">
            <text:p>0</text:p>
          </table:table-cell>
          <table:table-cell table:style-name="ce70" table:formula="of:=[.I35]*25" office:value-type="float" office:value="0" calcext:value-type="float">
            <text:p>0</text:p>
          </table:table-cell>
          <table:table-cell table:style-name="ce158" office:value-type="float" office:value="0" calcext:value-type="float">
            <text:p>0</text:p>
          </table:table-cell>
          <table:table-cell table:style-name="Default"/>
          <table:table-cell/>
        </table:table-row>
        <table:table-row table:style-name="ro1">
          <table:table-cell table:style-name="Default" office:value-type="string" calcext:value-type="string">
            <text:p>The Citadel</text:p>
          </table:table-cell>
          <table:table-cell table:style-name="ce70" office:value-type="float" office:value="1" calcext:value-type="float">
            <text:p>1</text:p>
          </table:table-cell>
          <table:table-cell table:style-name="ce70" table:formula="of:=[.B36]/25" office:value-type="float" office:value="0.04" calcext:value-type="float">
            <text:p>0,04</text:p>
          </table:table-cell>
          <table:table-cell table:style-name="ce70" table:formula="of:=[.E36]*25" office:value-type="float" office:value="5" calcext:value-type="float">
            <text:p>5</text:p>
          </table:table-cell>
          <table:table-cell table:style-name="ce33" office:value-type="float" office:value="0.2" calcext:value-type="float">
            <text:p>0,2</text:p>
          </table:table-cell>
          <table:table-cell table:style-name="ce70" table:formula="of:=[.G36]*25" office:value-type="float" office:value="3" calcext:value-type="float">
            <text:p>3</text:p>
          </table:table-cell>
          <table:table-cell table:style-name="ce99" office:value-type="float" office:value="0.12" calcext:value-type="float">
            <text:p>0,12</text:p>
          </table:table-cell>
          <table:table-cell table:style-name="ce70" table:formula="of:=[.I36]*25" office:value-type="float" office:value="5" calcext:value-type="float">
            <text:p>5</text:p>
          </table:table-cell>
          <table:table-cell table:style-name="ce159" office:value-type="float" office:value="0.2" calcext:value-type="float">
            <text:p>0,2</text:p>
          </table:table-cell>
          <table:table-cell table:style-name="Default"/>
          <table:table-cell/>
        </table:table-row>
        <table:table-row table:style-name="ro1">
          <table:table-cell table:style-name="Default" office:value-type="string" calcext:value-type="string">
            <text:p>Zen Puzzle</text:p>
          </table:table-cell>
          <table:table-cell table:style-name="ce70" office:value-type="float" office:value="6" calcext:value-type="float">
            <text:p>6</text:p>
          </table:table-cell>
          <table:table-cell table:style-name="ce70" table:formula="of:=[.B37]/25" office:value-type="float" office:value="0.24" calcext:value-type="float">
            <text:p>0,24</text:p>
          </table:table-cell>
          <table:table-cell table:style-name="ce70" table:formula="of:=[.E37]*25" office:value-type="float" office:value="5" calcext:value-type="float">
            <text:p>5</text:p>
          </table:table-cell>
          <table:table-cell table:style-name="ce34" office:value-type="float" office:value="0.2" calcext:value-type="float">
            <text:p>0,2</text:p>
          </table:table-cell>
          <table:table-cell table:style-name="ce70" table:formula="of:=[.G37]*25" office:value-type="float" office:value="7" calcext:value-type="float">
            <text:p>7</text:p>
          </table:table-cell>
          <table:table-cell table:style-name="ce100" office:value-type="float" office:value="0.28" calcext:value-type="float">
            <text:p>0,28</text:p>
          </table:table-cell>
          <table:table-cell table:style-name="ce70" table:formula="of:=[.I37]*25" office:value-type="float" office:value="7" calcext:value-type="float">
            <text:p>7</text:p>
          </table:table-cell>
          <table:table-cell table:style-name="ce160" office:value-type="float" office:value="0.28" calcext:value-type="float">
            <text:p>0,28</text:p>
          </table:table-cell>
          <table:table-cell table:style-name="Default"/>
          <table:table-cell/>
        </table:table-row>
        <table:table-row table:style-name="ro1">
          <table:table-cell table:style-name="ce1" office:value-type="string" calcext:value-type="string">
            <text:p>Total</text:p>
          </table:table-cell>
          <table:table-cell table:style-name="ce3" office:value-type="float" office:value="45" calcext:value-type="float">
            <text:p>45</text:p>
          </table:table-cell>
          <table:table-cell table:style-name="ce3" table:formula="of:=SUM([.C28:.C37])/10" office:value-type="float" office:value="0.18" calcext:value-type="float">
            <text:p>0,18</text:p>
          </table:table-cell>
          <table:table-cell table:style-name="ce3" table:formula="of:=SUM([.D28:.D37])" office:value-type="float" office:value="44" calcext:value-type="float">
            <text:p>44</text:p>
          </table:table-cell>
          <table:table-cell table:style-name="ce14" table:formula="of:=SUM([.E28:.E37])/10" office:value-type="float" office:value="0.176" calcext:value-type="float">
            <text:p>0,176</text:p>
          </table:table-cell>
          <table:table-cell table:style-name="ce3" table:formula="of:=SUM([.F28:.F37])" office:value-type="float" office:value="50" calcext:value-type="float">
            <text:p>50</text:p>
          </table:table-cell>
          <table:table-cell table:style-name="ce14" table:formula="of:=SUM([.G28:.G37])/10" office:value-type="float" office:value="0.2" calcext:value-type="float">
            <text:p>0,2</text:p>
          </table:table-cell>
          <table:table-cell table:style-name="ce3" table:formula="of:=SUM([.H28:.H37])" office:value-type="float" office:value="48" calcext:value-type="float">
            <text:p>48</text:p>
          </table:table-cell>
          <table:table-cell table:style-name="ce14" table:formula="of:=SUM([.I28:.I37])/10" office:value-type="float" office:value="0.192" calcext:value-type="float">
            <text:p>0,192</text:p>
          </table:table-cell>
          <table:table-cell table:style-name="Default"/>
          <table:table-cell/>
        </table:table-row>
        <table:table-row table:style-name="ro1" table:number-rows-repeated="10">
          <table:table-cell table:style-name="Default" table:number-columns-repeated="10"/>
          <table:table-cell/>
        </table:table-row>
        <table:table-row table:style-name="ro1" table:number-rows-repeated="118">
          <table:table-cell table:number-columns-repeated="11"/>
        </table:table-row>
        <table:table-row table:style-name="ro1">
          <table:table-cell table:number-columns-repeated="11"/>
        </table:table-row>
        <calcext:conditional-formats>
          <calcext:conditional-format calcext:target-range-address="Hoja1.E2:Hoja1.E2">
            <calcext:condition calcext:apply-style-name="Good" calcext:value="&gt;[.C2]" calcext:base-cell-address="Hoja1.E2"/>
            <calcext:condition calcext:apply-style-name="Bad" calcext:value="&lt;[.C2]" calcext:base-cell-address="Hoja1.E2"/>
          </calcext:conditional-format>
          <calcext:conditional-format calcext:target-range-address="Hoja1.E3:Hoja1.E3">
            <calcext:condition calcext:apply-style-name="Good" calcext:value="&gt;[.C3]" calcext:base-cell-address="Hoja1.E3"/>
            <calcext:condition calcext:apply-style-name="Bad" calcext:value="&lt;[.C3]" calcext:base-cell-address="Hoja1.E3"/>
          </calcext:conditional-format>
          <calcext:conditional-format calcext:target-range-address="Hoja1.E4:Hoja1.E4">
            <calcext:condition calcext:apply-style-name="Good" calcext:value="&gt;[.C4]" calcext:base-cell-address="Hoja1.E4"/>
            <calcext:condition calcext:apply-style-name="Bad" calcext:value="&lt;[.C4]" calcext:base-cell-address="Hoja1.E4"/>
          </calcext:conditional-format>
          <calcext:conditional-format calcext:target-range-address="Hoja1.E5:Hoja1.E5">
            <calcext:condition calcext:apply-style-name="Good" calcext:value="&gt;[.C5]" calcext:base-cell-address="Hoja1.E5"/>
            <calcext:condition calcext:apply-style-name="Bad" calcext:value="&lt;[.C5]" calcext:base-cell-address="Hoja1.E5"/>
          </calcext:conditional-format>
          <calcext:conditional-format calcext:target-range-address="Hoja1.E6:Hoja1.E6">
            <calcext:condition calcext:apply-style-name="Good" calcext:value="&gt;[.C6]" calcext:base-cell-address="Hoja1.E6"/>
            <calcext:condition calcext:apply-style-name="Bad" calcext:value="&lt;[.C6]" calcext:base-cell-address="Hoja1.E6"/>
          </calcext:conditional-format>
          <calcext:conditional-format calcext:target-range-address="Hoja1.E7:Hoja1.E7">
            <calcext:condition calcext:apply-style-name="Good" calcext:value="&gt;[.C7]" calcext:base-cell-address="Hoja1.E7"/>
            <calcext:condition calcext:apply-style-name="Bad" calcext:value="&lt;[.C7]" calcext:base-cell-address="Hoja1.E7"/>
          </calcext:conditional-format>
          <calcext:conditional-format calcext:target-range-address="Hoja1.E8:Hoja1.E8">
            <calcext:condition calcext:apply-style-name="Good" calcext:value="&gt;[.C8]" calcext:base-cell-address="Hoja1.E8"/>
            <calcext:condition calcext:apply-style-name="Bad" calcext:value="&lt;[.C8]" calcext:base-cell-address="Hoja1.E8"/>
          </calcext:conditional-format>
          <calcext:conditional-format calcext:target-range-address="Hoja1.E9:Hoja1.E9">
            <calcext:condition calcext:apply-style-name="Good" calcext:value="&gt;[.C9]" calcext:base-cell-address="Hoja1.E9"/>
            <calcext:condition calcext:apply-style-name="Bad" calcext:value="&lt;[.C9]" calcext:base-cell-address="Hoja1.E9"/>
          </calcext:conditional-format>
          <calcext:conditional-format calcext:target-range-address="Hoja1.E10:Hoja1.E10">
            <calcext:condition calcext:apply-style-name="Good" calcext:value="&gt;[.C10]" calcext:base-cell-address="Hoja1.E10"/>
            <calcext:condition calcext:apply-style-name="Bad" calcext:value="&lt;[.C10]" calcext:base-cell-address="Hoja1.E10"/>
          </calcext:conditional-format>
          <calcext:conditional-format calcext:target-range-address="Hoja1.E11:Hoja1.E11">
            <calcext:condition calcext:apply-style-name="Good" calcext:value="&gt;[.C11]" calcext:base-cell-address="Hoja1.E11"/>
            <calcext:condition calcext:apply-style-name="Bad" calcext:value="&lt;[.C11]" calcext:base-cell-address="Hoja1.E11"/>
          </calcext:conditional-format>
          <calcext:conditional-format calcext:target-range-address="Hoja1.E15:Hoja1.E15">
            <calcext:condition calcext:apply-style-name="Good" calcext:value="&gt;[.C15]" calcext:base-cell-address="Hoja1.E15"/>
            <calcext:condition calcext:apply-style-name="Bad" calcext:value="&lt;[.C15]" calcext:base-cell-address="Hoja1.E15"/>
          </calcext:conditional-format>
          <calcext:conditional-format calcext:target-range-address="Hoja1.E16:Hoja1.E16">
            <calcext:condition calcext:apply-style-name="Good" calcext:value="&gt;[.C16]" calcext:base-cell-address="Hoja1.E16"/>
            <calcext:condition calcext:apply-style-name="Bad" calcext:value="&lt;[.C16]" calcext:base-cell-address="Hoja1.E16"/>
          </calcext:conditional-format>
          <calcext:conditional-format calcext:target-range-address="Hoja1.E17:Hoja1.E17">
            <calcext:condition calcext:apply-style-name="Good" calcext:value="&gt;[.C17]" calcext:base-cell-address="Hoja1.E17"/>
            <calcext:condition calcext:apply-style-name="Bad" calcext:value="&lt;[.C17]" calcext:base-cell-address="Hoja1.E17"/>
          </calcext:conditional-format>
          <calcext:conditional-format calcext:target-range-address="Hoja1.E18:Hoja1.E18">
            <calcext:condition calcext:apply-style-name="Good" calcext:value="&gt;[.C18]" calcext:base-cell-address="Hoja1.E18"/>
            <calcext:condition calcext:apply-style-name="Bad" calcext:value="&lt;[.C18]" calcext:base-cell-address="Hoja1.E18"/>
          </calcext:conditional-format>
          <calcext:conditional-format calcext:target-range-address="Hoja1.E19:Hoja1.E19">
            <calcext:condition calcext:apply-style-name="Good" calcext:value="&gt;[.C19]" calcext:base-cell-address="Hoja1.E19"/>
            <calcext:condition calcext:apply-style-name="Bad" calcext:value="&lt;[.C19]" calcext:base-cell-address="Hoja1.E19"/>
          </calcext:conditional-format>
          <calcext:conditional-format calcext:target-range-address="Hoja1.E20:Hoja1.E20">
            <calcext:condition calcext:apply-style-name="Good" calcext:value="&gt;[.C20]" calcext:base-cell-address="Hoja1.E20"/>
            <calcext:condition calcext:apply-style-name="Bad" calcext:value="&lt;[.C20]" calcext:base-cell-address="Hoja1.E20"/>
          </calcext:conditional-format>
          <calcext:conditional-format calcext:target-range-address="Hoja1.E21:Hoja1.E21">
            <calcext:condition calcext:apply-style-name="Good" calcext:value="&gt;[.C21]" calcext:base-cell-address="Hoja1.E21"/>
            <calcext:condition calcext:apply-style-name="Bad" calcext:value="&lt;[.C21]" calcext:base-cell-address="Hoja1.E21"/>
          </calcext:conditional-format>
          <calcext:conditional-format calcext:target-range-address="Hoja1.E22:Hoja1.E22">
            <calcext:condition calcext:apply-style-name="Good" calcext:value="&gt;[.C22]" calcext:base-cell-address="Hoja1.E22"/>
            <calcext:condition calcext:apply-style-name="Bad" calcext:value="&lt;[.C22]" calcext:base-cell-address="Hoja1.E22"/>
          </calcext:conditional-format>
          <calcext:conditional-format calcext:target-range-address="Hoja1.E23:Hoja1.E23">
            <calcext:condition calcext:apply-style-name="Good" calcext:value="&gt;[.C23]" calcext:base-cell-address="Hoja1.E23"/>
            <calcext:condition calcext:apply-style-name="Bad" calcext:value="&lt;[.C23]" calcext:base-cell-address="Hoja1.E23"/>
          </calcext:conditional-format>
          <calcext:conditional-format calcext:target-range-address="Hoja1.E24:Hoja1.E24">
            <calcext:condition calcext:apply-style-name="Good" calcext:value="&gt;[.C24]" calcext:base-cell-address="Hoja1.E24"/>
            <calcext:condition calcext:apply-style-name="Bad" calcext:value="&lt;[.C24]" calcext:base-cell-address="Hoja1.E24"/>
          </calcext:conditional-format>
          <calcext:conditional-format calcext:target-range-address="Hoja1.E28:Hoja1.E28">
            <calcext:condition calcext:apply-style-name="Good" calcext:value="&gt;[.C28]" calcext:base-cell-address="Hoja1.E28"/>
            <calcext:condition calcext:apply-style-name="Bad" calcext:value="&lt;[.C28]" calcext:base-cell-address="Hoja1.E28"/>
          </calcext:conditional-format>
          <calcext:conditional-format calcext:target-range-address="Hoja1.E29:Hoja1.E29">
            <calcext:condition calcext:apply-style-name="Good" calcext:value="&gt;[.C29]" calcext:base-cell-address="Hoja1.E29"/>
            <calcext:condition calcext:apply-style-name="Bad" calcext:value="&lt;[.C29]" calcext:base-cell-address="Hoja1.E29"/>
          </calcext:conditional-format>
          <calcext:conditional-format calcext:target-range-address="Hoja1.E30:Hoja1.E30">
            <calcext:condition calcext:apply-style-name="Good" calcext:value="&gt;[.C30]" calcext:base-cell-address="Hoja1.E30"/>
            <calcext:condition calcext:apply-style-name="Bad" calcext:value="&lt;[.C30]" calcext:base-cell-address="Hoja1.E30"/>
          </calcext:conditional-format>
          <calcext:conditional-format calcext:target-range-address="Hoja1.E31:Hoja1.E31">
            <calcext:condition calcext:apply-style-name="Good" calcext:value="&gt;[.C31]" calcext:base-cell-address="Hoja1.E31"/>
            <calcext:condition calcext:apply-style-name="Bad" calcext:value="&lt;[.C31]" calcext:base-cell-address="Hoja1.E31"/>
          </calcext:conditional-format>
          <calcext:conditional-format calcext:target-range-address="Hoja1.E32:Hoja1.E32">
            <calcext:condition calcext:apply-style-name="Good" calcext:value="&gt;[.C32]" calcext:base-cell-address="Hoja1.E32"/>
            <calcext:condition calcext:apply-style-name="Bad" calcext:value="&lt;[.C32]" calcext:base-cell-address="Hoja1.E32"/>
          </calcext:conditional-format>
          <calcext:conditional-format calcext:target-range-address="Hoja1.E33:Hoja1.E33">
            <calcext:condition calcext:apply-style-name="Good" calcext:value="&gt;[.C33]" calcext:base-cell-address="Hoja1.E33"/>
            <calcext:condition calcext:apply-style-name="Bad" calcext:value="&lt;[.C33]" calcext:base-cell-address="Hoja1.E33"/>
          </calcext:conditional-format>
          <calcext:conditional-format calcext:target-range-address="Hoja1.E34:Hoja1.E34">
            <calcext:condition calcext:apply-style-name="Good" calcext:value="&gt;[.C34]" calcext:base-cell-address="Hoja1.E34"/>
            <calcext:condition calcext:apply-style-name="Bad" calcext:value="&lt;[.C34]" calcext:base-cell-address="Hoja1.E34"/>
          </calcext:conditional-format>
          <calcext:conditional-format calcext:target-range-address="Hoja1.E35:Hoja1.E35">
            <calcext:condition calcext:apply-style-name="Good" calcext:value="&gt;[.C35]" calcext:base-cell-address="Hoja1.E35"/>
            <calcext:condition calcext:apply-style-name="Bad" calcext:value="&lt;[.C35]" calcext:base-cell-address="Hoja1.E35"/>
          </calcext:conditional-format>
          <calcext:conditional-format calcext:target-range-address="Hoja1.E36:Hoja1.E36">
            <calcext:condition calcext:apply-style-name="Good" calcext:value="&gt;[.C36]" calcext:base-cell-address="Hoja1.E36"/>
            <calcext:condition calcext:apply-style-name="Bad" calcext:value="&lt;[.C36]" calcext:base-cell-address="Hoja1.E36"/>
          </calcext:conditional-format>
          <calcext:conditional-format calcext:target-range-address="Hoja1.E37:Hoja1.E37">
            <calcext:condition calcext:apply-style-name="Good" calcext:value="&gt;[.C37]" calcext:base-cell-address="Hoja1.E37"/>
            <calcext:condition calcext:apply-style-name="Bad" calcext:value="&lt;[.C37]" calcext:base-cell-address="Hoja1.E37"/>
          </calcext:conditional-format>
          <calcext:conditional-format calcext:target-range-address="Hoja1.G2:Hoja1.G2">
            <calcext:condition calcext:apply-style-name="Good" calcext:value="&gt;[.E2]" calcext:base-cell-address="Hoja1.G2"/>
            <calcext:condition calcext:apply-style-name="Bad" calcext:value="&lt;[.E2]" calcext:base-cell-address="Hoja1.G2"/>
          </calcext:conditional-format>
          <calcext:conditional-format calcext:target-range-address="Hoja1.G3:Hoja1.G3">
            <calcext:condition calcext:apply-style-name="Good" calcext:value="&gt;[.E3]" calcext:base-cell-address="Hoja1.G3"/>
            <calcext:condition calcext:apply-style-name="Bad" calcext:value="&lt;[.E3]" calcext:base-cell-address="Hoja1.G3"/>
          </calcext:conditional-format>
          <calcext:conditional-format calcext:target-range-address="Hoja1.G4:Hoja1.G4">
            <calcext:condition calcext:apply-style-name="Good" calcext:value="&gt;[.E4]" calcext:base-cell-address="Hoja1.G4"/>
            <calcext:condition calcext:apply-style-name="Bad" calcext:value="&lt;[.E4]" calcext:base-cell-address="Hoja1.G4"/>
          </calcext:conditional-format>
          <calcext:conditional-format calcext:target-range-address="Hoja1.G5:Hoja1.G5">
            <calcext:condition calcext:apply-style-name="Good" calcext:value="&gt;[.E5]" calcext:base-cell-address="Hoja1.G5"/>
            <calcext:condition calcext:apply-style-name="Bad" calcext:value="&lt;[.E5]" calcext:base-cell-address="Hoja1.G5"/>
          </calcext:conditional-format>
          <calcext:conditional-format calcext:target-range-address="Hoja1.G6:Hoja1.G6">
            <calcext:condition calcext:apply-style-name="Good" calcext:value="&gt;[.E6]" calcext:base-cell-address="Hoja1.G6"/>
            <calcext:condition calcext:apply-style-name="Bad" calcext:value="&lt;[.E6]" calcext:base-cell-address="Hoja1.G6"/>
          </calcext:conditional-format>
          <calcext:conditional-format calcext:target-range-address="Hoja1.G7:Hoja1.G7">
            <calcext:condition calcext:apply-style-name="Good" calcext:value="&gt;[.E7]" calcext:base-cell-address="Hoja1.G7"/>
            <calcext:condition calcext:apply-style-name="Bad" calcext:value="&lt;[.E7]" calcext:base-cell-address="Hoja1.G7"/>
          </calcext:conditional-format>
          <calcext:conditional-format calcext:target-range-address="Hoja1.G8:Hoja1.G8">
            <calcext:condition calcext:apply-style-name="Good" calcext:value="&gt;[.E8]" calcext:base-cell-address="Hoja1.G8"/>
            <calcext:condition calcext:apply-style-name="Bad" calcext:value="&lt;[.E8]" calcext:base-cell-address="Hoja1.G8"/>
          </calcext:conditional-format>
          <calcext:conditional-format calcext:target-range-address="Hoja1.G9:Hoja1.G9">
            <calcext:condition calcext:apply-style-name="Good" calcext:value="&gt;[.E9]" calcext:base-cell-address="Hoja1.G9"/>
            <calcext:condition calcext:apply-style-name="Bad" calcext:value="&lt;[.E9]" calcext:base-cell-address="Hoja1.G9"/>
          </calcext:conditional-format>
          <calcext:conditional-format calcext:target-range-address="Hoja1.G10:Hoja1.G10">
            <calcext:condition calcext:apply-style-name="Good" calcext:value="&gt;[.E10]" calcext:base-cell-address="Hoja1.G10"/>
            <calcext:condition calcext:apply-style-name="Bad" calcext:value="&lt;[.E10]" calcext:base-cell-address="Hoja1.G10"/>
          </calcext:conditional-format>
          <calcext:conditional-format calcext:target-range-address="Hoja1.G11:Hoja1.G11">
            <calcext:condition calcext:apply-style-name="Good" calcext:value="&gt;[.E11]" calcext:base-cell-address="Hoja1.G11"/>
            <calcext:condition calcext:apply-style-name="Bad" calcext:value="&lt;[.E11]" calcext:base-cell-address="Hoja1.G11"/>
          </calcext:conditional-format>
          <calcext:conditional-format calcext:target-range-address="Hoja1.G15:Hoja1.G15">
            <calcext:condition calcext:apply-style-name="Good" calcext:value="&gt;[.E15]" calcext:base-cell-address="Hoja1.G15"/>
            <calcext:condition calcext:apply-style-name="Bad" calcext:value="&lt;[.E15]" calcext:base-cell-address="Hoja1.G15"/>
          </calcext:conditional-format>
          <calcext:conditional-format calcext:target-range-address="Hoja1.G16:Hoja1.G16">
            <calcext:condition calcext:apply-style-name="Good" calcext:value="&gt;[.E16]" calcext:base-cell-address="Hoja1.G16"/>
            <calcext:condition calcext:apply-style-name="Bad" calcext:value="&lt;[.E16]" calcext:base-cell-address="Hoja1.G16"/>
          </calcext:conditional-format>
          <calcext:conditional-format calcext:target-range-address="Hoja1.G17:Hoja1.G17">
            <calcext:condition calcext:apply-style-name="Good" calcext:value="&gt;[.E17]" calcext:base-cell-address="Hoja1.G17"/>
            <calcext:condition calcext:apply-style-name="Bad" calcext:value="&lt;[.E17]" calcext:base-cell-address="Hoja1.G17"/>
          </calcext:conditional-format>
          <calcext:conditional-format calcext:target-range-address="Hoja1.G18:Hoja1.G18">
            <calcext:condition calcext:apply-style-name="Good" calcext:value="&gt;[.E18]" calcext:base-cell-address="Hoja1.G18"/>
            <calcext:condition calcext:apply-style-name="Bad" calcext:value="&lt;[.E18]" calcext:base-cell-address="Hoja1.G18"/>
          </calcext:conditional-format>
          <calcext:conditional-format calcext:target-range-address="Hoja1.G19:Hoja1.G19">
            <calcext:condition calcext:apply-style-name="Good" calcext:value="&gt;[.E19]" calcext:base-cell-address="Hoja1.G19"/>
            <calcext:condition calcext:apply-style-name="Bad" calcext:value="&lt;[.E19]" calcext:base-cell-address="Hoja1.G19"/>
          </calcext:conditional-format>
          <calcext:conditional-format calcext:target-range-address="Hoja1.G20:Hoja1.G20">
            <calcext:condition calcext:apply-style-name="Good" calcext:value="&gt;[.E20]" calcext:base-cell-address="Hoja1.G20"/>
            <calcext:condition calcext:apply-style-name="Bad" calcext:value="&lt;[.E20]" calcext:base-cell-address="Hoja1.G20"/>
          </calcext:conditional-format>
          <calcext:conditional-format calcext:target-range-address="Hoja1.G21:Hoja1.G21">
            <calcext:condition calcext:apply-style-name="Good" calcext:value="&gt;[.E21]" calcext:base-cell-address="Hoja1.G21"/>
            <calcext:condition calcext:apply-style-name="Bad" calcext:value="&lt;[.E21]" calcext:base-cell-address="Hoja1.G21"/>
          </calcext:conditional-format>
          <calcext:conditional-format calcext:target-range-address="Hoja1.G22:Hoja1.G22">
            <calcext:condition calcext:apply-style-name="Good" calcext:value="&gt;[.E22]" calcext:base-cell-address="Hoja1.G22"/>
            <calcext:condition calcext:apply-style-name="Bad" calcext:value="&lt;[.E22]" calcext:base-cell-address="Hoja1.G22"/>
          </calcext:conditional-format>
          <calcext:conditional-format calcext:target-range-address="Hoja1.G23:Hoja1.G23">
            <calcext:condition calcext:apply-style-name="Good" calcext:value="&gt;[.E23]" calcext:base-cell-address="Hoja1.G23"/>
            <calcext:condition calcext:apply-style-name="Bad" calcext:value="&lt;[.E23]" calcext:base-cell-address="Hoja1.G23"/>
          </calcext:conditional-format>
          <calcext:conditional-format calcext:target-range-address="Hoja1.G24:Hoja1.G24">
            <calcext:condition calcext:apply-style-name="Good" calcext:value="&gt;[.E24]" calcext:base-cell-address="Hoja1.G24"/>
            <calcext:condition calcext:apply-style-name="Bad" calcext:value="&lt;[.E24]" calcext:base-cell-address="Hoja1.G24"/>
          </calcext:conditional-format>
          <calcext:conditional-format calcext:target-range-address="Hoja1.G28:Hoja1.G28">
            <calcext:condition calcext:apply-style-name="Good" calcext:value="&gt;[.E28]" calcext:base-cell-address="Hoja1.G28"/>
            <calcext:condition calcext:apply-style-name="Bad" calcext:value="&lt;[.E28]" calcext:base-cell-address="Hoja1.G28"/>
          </calcext:conditional-format>
          <calcext:conditional-format calcext:target-range-address="Hoja1.G29:Hoja1.G29">
            <calcext:condition calcext:apply-style-name="Good" calcext:value="&gt;[.E29]" calcext:base-cell-address="Hoja1.G29"/>
            <calcext:condition calcext:apply-style-name="Bad" calcext:value="&lt;[.E29]" calcext:base-cell-address="Hoja1.G29"/>
          </calcext:conditional-format>
          <calcext:conditional-format calcext:target-range-address="Hoja1.G30:Hoja1.G30">
            <calcext:condition calcext:apply-style-name="Good" calcext:value="&gt;[.E30]" calcext:base-cell-address="Hoja1.G30"/>
            <calcext:condition calcext:apply-style-name="Bad" calcext:value="&lt;[.E30]" calcext:base-cell-address="Hoja1.G30"/>
          </calcext:conditional-format>
          <calcext:conditional-format calcext:target-range-address="Hoja1.G31:Hoja1.G31">
            <calcext:condition calcext:apply-style-name="Good" calcext:value="&gt;[.E31]" calcext:base-cell-address="Hoja1.G31"/>
            <calcext:condition calcext:apply-style-name="Bad" calcext:value="&lt;[.E31]" calcext:base-cell-address="Hoja1.G31"/>
          </calcext:conditional-format>
          <calcext:conditional-format calcext:target-range-address="Hoja1.G32:Hoja1.G32">
            <calcext:condition calcext:apply-style-name="Good" calcext:value="&gt;[.E32]" calcext:base-cell-address="Hoja1.G32"/>
            <calcext:condition calcext:apply-style-name="Bad" calcext:value="&lt;[.E32]" calcext:base-cell-address="Hoja1.G32"/>
          </calcext:conditional-format>
          <calcext:conditional-format calcext:target-range-address="Hoja1.G33:Hoja1.G33">
            <calcext:condition calcext:apply-style-name="Good" calcext:value="&gt;[.E33]" calcext:base-cell-address="Hoja1.G33"/>
            <calcext:condition calcext:apply-style-name="Bad" calcext:value="&lt;[.E33]" calcext:base-cell-address="Hoja1.G33"/>
          </calcext:conditional-format>
          <calcext:conditional-format calcext:target-range-address="Hoja1.G34:Hoja1.G34">
            <calcext:condition calcext:apply-style-name="Good" calcext:value="&gt;[.E34]" calcext:base-cell-address="Hoja1.G34"/>
            <calcext:condition calcext:apply-style-name="Bad" calcext:value="&lt;[.E34]" calcext:base-cell-address="Hoja1.G34"/>
          </calcext:conditional-format>
          <calcext:conditional-format calcext:target-range-address="Hoja1.G35:Hoja1.G35">
            <calcext:condition calcext:apply-style-name="Good" calcext:value="&gt;[.E35]" calcext:base-cell-address="Hoja1.G35"/>
            <calcext:condition calcext:apply-style-name="Bad" calcext:value="&lt;[.E35]" calcext:base-cell-address="Hoja1.G35"/>
          </calcext:conditional-format>
          <calcext:conditional-format calcext:target-range-address="Hoja1.G36:Hoja1.G36">
            <calcext:condition calcext:apply-style-name="Good" calcext:value="&gt;[.E36]" calcext:base-cell-address="Hoja1.G36"/>
            <calcext:condition calcext:apply-style-name="Bad" calcext:value="&lt;[.E36]" calcext:base-cell-address="Hoja1.G36"/>
          </calcext:conditional-format>
          <calcext:conditional-format calcext:target-range-address="Hoja1.G37:Hoja1.G37">
            <calcext:condition calcext:apply-style-name="Good" calcext:value="&gt;[.E37]" calcext:base-cell-address="Hoja1.G37"/>
            <calcext:condition calcext:apply-style-name="Bad" calcext:value="&lt;[.E37]" calcext:base-cell-address="Hoja1.G37"/>
          </calcext:conditional-format>
          <calcext:conditional-format calcext:target-range-address="Hoja1.I2:Hoja1.I2">
            <calcext:condition calcext:apply-style-name="Good" calcext:value="&gt;[.G2]" calcext:base-cell-address="Hoja1.I2"/>
            <calcext:condition calcext:apply-style-name="Bad" calcext:value="&lt;[.G2]" calcext:base-cell-address="Hoja1.I2"/>
          </calcext:conditional-format>
          <calcext:conditional-format calcext:target-range-address="Hoja1.I3:Hoja1.I3">
            <calcext:condition calcext:apply-style-name="Good" calcext:value="&gt;[.G3]" calcext:base-cell-address="Hoja1.I3"/>
            <calcext:condition calcext:apply-style-name="Bad" calcext:value="&lt;[.G3]" calcext:base-cell-address="Hoja1.I3"/>
          </calcext:conditional-format>
          <calcext:conditional-format calcext:target-range-address="Hoja1.I4:Hoja1.I4">
            <calcext:condition calcext:apply-style-name="Good" calcext:value="&gt;[.G4]" calcext:base-cell-address="Hoja1.I4"/>
            <calcext:condition calcext:apply-style-name="Bad" calcext:value="&lt;[.G4]" calcext:base-cell-address="Hoja1.I4"/>
          </calcext:conditional-format>
          <calcext:conditional-format calcext:target-range-address="Hoja1.I5:Hoja1.I5">
            <calcext:condition calcext:apply-style-name="Good" calcext:value="&gt;[.G5]" calcext:base-cell-address="Hoja1.I5"/>
            <calcext:condition calcext:apply-style-name="Bad" calcext:value="&lt;[.G5]" calcext:base-cell-address="Hoja1.I5"/>
          </calcext:conditional-format>
          <calcext:conditional-format calcext:target-range-address="Hoja1.I6:Hoja1.I6">
            <calcext:condition calcext:apply-style-name="Good" calcext:value="&gt;[.G6]" calcext:base-cell-address="Hoja1.I6"/>
            <calcext:condition calcext:apply-style-name="Bad" calcext:value="&lt;[.G6]" calcext:base-cell-address="Hoja1.I6"/>
          </calcext:conditional-format>
          <calcext:conditional-format calcext:target-range-address="Hoja1.I7:Hoja1.I7">
            <calcext:condition calcext:apply-style-name="Good" calcext:value="&gt;[.G7]" calcext:base-cell-address="Hoja1.I7"/>
            <calcext:condition calcext:apply-style-name="Bad" calcext:value="&lt;[.G7]" calcext:base-cell-address="Hoja1.I7"/>
          </calcext:conditional-format>
          <calcext:conditional-format calcext:target-range-address="Hoja1.I8:Hoja1.I8">
            <calcext:condition calcext:apply-style-name="Good" calcext:value="&gt;[.G8]" calcext:base-cell-address="Hoja1.I8"/>
            <calcext:condition calcext:apply-style-name="Bad" calcext:value="&lt;[.G8]" calcext:base-cell-address="Hoja1.I8"/>
          </calcext:conditional-format>
          <calcext:conditional-format calcext:target-range-address="Hoja1.I9:Hoja1.I9">
            <calcext:condition calcext:apply-style-name="Good" calcext:value="&gt;[.G9]" calcext:base-cell-address="Hoja1.I9"/>
            <calcext:condition calcext:apply-style-name="Bad" calcext:value="&lt;[.G9]" calcext:base-cell-address="Hoja1.I9"/>
          </calcext:conditional-format>
          <calcext:conditional-format calcext:target-range-address="Hoja1.I10:Hoja1.I10">
            <calcext:condition calcext:apply-style-name="Good" calcext:value="&gt;[.G10]" calcext:base-cell-address="Hoja1.I10"/>
            <calcext:condition calcext:apply-style-name="Bad" calcext:value="&lt;[.G10]" calcext:base-cell-address="Hoja1.I10"/>
          </calcext:conditional-format>
          <calcext:conditional-format calcext:target-range-address="Hoja1.I11:Hoja1.I11">
            <calcext:condition calcext:apply-style-name="Good" calcext:value="&gt;[.G11]" calcext:base-cell-address="Hoja1.I11"/>
            <calcext:condition calcext:apply-style-name="Bad" calcext:value="&lt;[.G11]" calcext:base-cell-address="Hoja1.I11"/>
          </calcext:conditional-format>
          <calcext:conditional-format calcext:target-range-address="Hoja1.I15:Hoja1.I15">
            <calcext:condition calcext:apply-style-name="Good" calcext:value="&gt;[.G15]" calcext:base-cell-address="Hoja1.I15"/>
            <calcext:condition calcext:apply-style-name="Bad" calcext:value="&lt;[.G15]" calcext:base-cell-address="Hoja1.I15"/>
          </calcext:conditional-format>
          <calcext:conditional-format calcext:target-range-address="Hoja1.I16:Hoja1.I16">
            <calcext:condition calcext:apply-style-name="Good" calcext:value="&gt;[.G16]" calcext:base-cell-address="Hoja1.I16"/>
            <calcext:condition calcext:apply-style-name="Bad" calcext:value="&lt;[.G16]" calcext:base-cell-address="Hoja1.I16"/>
          </calcext:conditional-format>
          <calcext:conditional-format calcext:target-range-address="Hoja1.I17:Hoja1.I17">
            <calcext:condition calcext:apply-style-name="Good" calcext:value="&gt;[.G17]" calcext:base-cell-address="Hoja1.I17"/>
            <calcext:condition calcext:apply-style-name="Bad" calcext:value="&lt;[.G17]" calcext:base-cell-address="Hoja1.I17"/>
          </calcext:conditional-format>
          <calcext:conditional-format calcext:target-range-address="Hoja1.I18:Hoja1.I18">
            <calcext:condition calcext:apply-style-name="Good" calcext:value="&gt;[.G18]" calcext:base-cell-address="Hoja1.I18"/>
            <calcext:condition calcext:apply-style-name="Bad" calcext:value="&lt;[.G18]" calcext:base-cell-address="Hoja1.I18"/>
          </calcext:conditional-format>
          <calcext:conditional-format calcext:target-range-address="Hoja1.I19:Hoja1.I19">
            <calcext:condition calcext:apply-style-name="Good" calcext:value="&gt;[.G19]" calcext:base-cell-address="Hoja1.I19"/>
            <calcext:condition calcext:apply-style-name="Bad" calcext:value="&lt;[.G19]" calcext:base-cell-address="Hoja1.I19"/>
          </calcext:conditional-format>
          <calcext:conditional-format calcext:target-range-address="Hoja1.I20:Hoja1.I20">
            <calcext:condition calcext:apply-style-name="Good" calcext:value="&gt;[.G20]" calcext:base-cell-address="Hoja1.I20"/>
            <calcext:condition calcext:apply-style-name="Bad" calcext:value="&lt;[.G20]" calcext:base-cell-address="Hoja1.I20"/>
          </calcext:conditional-format>
          <calcext:conditional-format calcext:target-range-address="Hoja1.I21:Hoja1.I21">
            <calcext:condition calcext:apply-style-name="Good" calcext:value="&gt;[.G21]" calcext:base-cell-address="Hoja1.I21"/>
            <calcext:condition calcext:apply-style-name="Bad" calcext:value="&lt;[.G21]" calcext:base-cell-address="Hoja1.I21"/>
          </calcext:conditional-format>
          <calcext:conditional-format calcext:target-range-address="Hoja1.I22:Hoja1.I22">
            <calcext:condition calcext:apply-style-name="Good" calcext:value="&gt;[.G22]" calcext:base-cell-address="Hoja1.I22"/>
            <calcext:condition calcext:apply-style-name="Bad" calcext:value="&lt;[.G22]" calcext:base-cell-address="Hoja1.I22"/>
          </calcext:conditional-format>
          <calcext:conditional-format calcext:target-range-address="Hoja1.I23:Hoja1.I23">
            <calcext:condition calcext:apply-style-name="Good" calcext:value="&gt;[.G23]" calcext:base-cell-address="Hoja1.I23"/>
            <calcext:condition calcext:apply-style-name="Bad" calcext:value="&lt;[.G23]" calcext:base-cell-address="Hoja1.I23"/>
          </calcext:conditional-format>
          <calcext:conditional-format calcext:target-range-address="Hoja1.I24:Hoja1.I24">
            <calcext:condition calcext:apply-style-name="Good" calcext:value="&gt;[.G24]" calcext:base-cell-address="Hoja1.I24"/>
            <calcext:condition calcext:apply-style-name="Bad" calcext:value="&lt;[.G24]" calcext:base-cell-address="Hoja1.I24"/>
          </calcext:conditional-format>
          <calcext:conditional-format calcext:target-range-address="Hoja1.I28:Hoja1.I28">
            <calcext:condition calcext:apply-style-name="Good" calcext:value="&gt;[.G28]" calcext:base-cell-address="Hoja1.I28"/>
            <calcext:condition calcext:apply-style-name="Bad" calcext:value="&lt;[.G28]" calcext:base-cell-address="Hoja1.I28"/>
          </calcext:conditional-format>
          <calcext:conditional-format calcext:target-range-address="Hoja1.I29:Hoja1.I29">
            <calcext:condition calcext:apply-style-name="Good" calcext:value="&gt;[.G29]" calcext:base-cell-address="Hoja1.I29"/>
            <calcext:condition calcext:apply-style-name="Bad" calcext:value="&lt;[.G29]" calcext:base-cell-address="Hoja1.I29"/>
          </calcext:conditional-format>
          <calcext:conditional-format calcext:target-range-address="Hoja1.I30:Hoja1.I30">
            <calcext:condition calcext:apply-style-name="Good" calcext:value="&gt;[.G30]" calcext:base-cell-address="Hoja1.I30"/>
            <calcext:condition calcext:apply-style-name="Bad" calcext:value="&lt;[.G30]" calcext:base-cell-address="Hoja1.I30"/>
          </calcext:conditional-format>
          <calcext:conditional-format calcext:target-range-address="Hoja1.I31:Hoja1.I31">
            <calcext:condition calcext:apply-style-name="Good" calcext:value="&gt;[.G31]" calcext:base-cell-address="Hoja1.I31"/>
            <calcext:condition calcext:apply-style-name="Bad" calcext:value="&lt;[.G31]" calcext:base-cell-address="Hoja1.I31"/>
          </calcext:conditional-format>
          <calcext:conditional-format calcext:target-range-address="Hoja1.I32:Hoja1.I32">
            <calcext:condition calcext:apply-style-name="Good" calcext:value="&gt;[.G32]" calcext:base-cell-address="Hoja1.I32"/>
            <calcext:condition calcext:apply-style-name="Bad" calcext:value="&lt;[.G32]" calcext:base-cell-address="Hoja1.I32"/>
          </calcext:conditional-format>
          <calcext:conditional-format calcext:target-range-address="Hoja1.I33:Hoja1.I33">
            <calcext:condition calcext:apply-style-name="Good" calcext:value="&gt;[.G33]" calcext:base-cell-address="Hoja1.I33"/>
            <calcext:condition calcext:apply-style-name="Bad" calcext:value="&lt;[.G33]" calcext:base-cell-address="Hoja1.I33"/>
          </calcext:conditional-format>
          <calcext:conditional-format calcext:target-range-address="Hoja1.I34:Hoja1.I34">
            <calcext:condition calcext:apply-style-name="Good" calcext:value="&gt;[.G34]" calcext:base-cell-address="Hoja1.I34"/>
            <calcext:condition calcext:apply-style-name="Bad" calcext:value="&lt;[.G34]" calcext:base-cell-address="Hoja1.I34"/>
          </calcext:conditional-format>
          <calcext:conditional-format calcext:target-range-address="Hoja1.I35:Hoja1.I35">
            <calcext:condition calcext:apply-style-name="Good" calcext:value="&gt;[.G35]" calcext:base-cell-address="Hoja1.I35"/>
            <calcext:condition calcext:apply-style-name="Bad" calcext:value="&lt;[.G35]" calcext:base-cell-address="Hoja1.I35"/>
          </calcext:conditional-format>
          <calcext:conditional-format calcext:target-range-address="Hoja1.I36:Hoja1.I36">
            <calcext:condition calcext:apply-style-name="Good" calcext:value="&gt;[.G36]" calcext:base-cell-address="Hoja1.I36"/>
            <calcext:condition calcext:apply-style-name="Bad" calcext:value="&lt;[.G36]" calcext:base-cell-address="Hoja1.I36"/>
          </calcext:conditional-format>
          <calcext:conditional-format calcext:target-range-address="Hoja1.I37:Hoja1.I37">
            <calcext:condition calcext:apply-style-name="Good" calcext:value="&gt;[.G37]" calcext:base-cell-address="Hoja1.I37"/>
            <calcext:condition calcext:apply-style-name="Bad" calcext:value="&lt;[.G37]" calcext:base-cell-address="Hoja1.I3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0">00/00/0000</text:date>, <text:time style:data-style-name="N2" text:time-value="11:37:17.95456314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08:50:27.557640238</meta:creation-date>
    <dc:date>2018-11-10T15:11:00.052246487</dc:date>
    <meta:editing-duration>PT6H41M36S</meta:editing-duration>
    <meta:editing-cycles>12</meta:editing-cycles>
    <meta:generator>LibreOffice/6.0.6.2$Linux_X86_64 LibreOffice_project/00m0$Build-2</meta:generator>
    <meta:document-statistic meta:table-count="1" meta:cell-count="328" meta:object-count="0"/>
  </office:meta>
</office:document-meta>
</file>